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adornments="Standaard" style:font-family-generic="modern" style:font-pitch="fixed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ans2" svg:font-family="'Liberation Sans'" style:font-adornments="Cursief" style:font-family-generic="swiss" style:font-pitch="variable"/>
    <style:font-face style:name="Liberation Sans3" svg:font-family="'Liberation Sans'" style:font-adornments="Standaard" style:font-family-generic="swiss" style:font-pitch="variable"/>
    <style:font-face style:name="Liberation Sans4" svg:font-family="'Liberation Sans'" style:font-adornments="Vet" style:font-family-generic="swiss" style:font-pitch="variable"/>
    <style:font-face style:name="Liberation Sans5" svg:font-family="'Liberation Sans'" style:font-adornments="Vet cursief" style:font-family-generic="swiss" style:font-pitch="variable"/>
    <style:font-face style:name="Lucida Sans Unicode" svg:font-family="'Lucida Sans Unicode'" style:font-pitch="variable"/>
    <style:font-face style:name="StarSymbol" svg:font-family="StarSymbol" style:font-charset="x-symbol"/>
    <style:font-face style:name="StarSymbol1" svg:font-family="StarSymbol, 'Arial Unicode MS'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 style:font-pitch="variable"/>
    <style:font-face style:name="Ubuntu1" svg:font-family="Ubuntu" style:font-adornments="Standaard" style:font-pitch="variable"/>
  </office:font-face-decls>
  <office:automatic-styles>
    <style:style style:name="Tabel6" style:family="table">
      <style:table-properties style:width="24.994cm" fo:margin-left="0.379cm" table:align="left" fo:background-color="transparent" style:writing-mode="lr-tb">
        <style:background-image/>
      </style:table-properties>
    </style:style>
    <style:style style:name="Tabel6.A" style:family="table-column">
      <style:table-column-properties style:column-width="0.621cm"/>
    </style:style>
    <style:style style:name="Tabel6.B" style:family="table-column">
      <style:table-column-properties style:column-width="24.373cm"/>
    </style:style>
    <style:style style:name="Tabel6.1" style:family="table-row">
      <style:table-row-properties fo:background-color="transparent">
        <style:background-image/>
      </style:table-row-properties>
    </style:style>
    <style:style style:name="Tabel6.A1" style:family="table-cell">
      <style:table-cell-properties fo:padding="0.019cm" fo:border="none"/>
    </style:style>
    <style:style style:name="_31_._5f_Migratie_5f_voorbereiden" style:display-name="1._Migratie_voorbereiden" style:family="table">
      <style:table-properties style:width="24.994cm" fo:margin-left="0.379cm" table:align="left" fo:background-color="transparent" style:writing-mode="lr-tb">
        <style:background-image/>
      </style:table-properties>
    </style:style>
    <style:style style:name="_31_._5f_Migratie_5f_voorbereiden.A" style:display-name="1._Migratie_voorbereiden.A" style:family="table-column">
      <style:table-column-properties style:column-width="0.621cm"/>
    </style:style>
    <style:style style:name="_31_._5f_Migratie_5f_voorbereiden.B" style:display-name="1._Migratie_voorbereiden.B" style:family="table-column">
      <style:table-column-properties style:column-width="24.373cm"/>
    </style:style>
    <style:style style:name="_31_._5f_Migratie_5f_voorbereiden.1" style:display-name="1._Migratie_voorbereiden.1" style:family="table-row">
      <style:table-row-properties style:min-row-height="0.445cm" fo:background-color="transparent">
        <style:background-image/>
      </style:table-row-properties>
    </style:style>
    <style:style style:name="_31_._5f_Migratie_5f_voorbereiden.A1" style:display-name="1._Migratie_voorbereiden.A1" style:family="table-cell">
      <style:table-cell-properties fo:padding="0.019cm" fo:border="none"/>
    </style:style>
    <style:style style:name="_31_._5f_Migratie_5f_voorbereiden.3" style:display-name="1._Migratie_voorbereiden.3" style:family="table-row">
      <style:table-row-properties style:min-row-height="0.605cm" fo:background-color="transparent">
        <style:background-image/>
      </style:table-row-properties>
    </style:style>
    <style:style style:name="Tabel5" style:family="table">
      <style:table-properties style:width="24.994cm" fo:margin-left="0.379cm" table:align="left" fo:background-color="transparent" style:writing-mode="lr-tb">
        <style:background-image/>
      </style:table-properties>
    </style:style>
    <style:style style:name="Tabel5.A" style:family="table-column">
      <style:table-column-properties style:column-width="0.621cm"/>
    </style:style>
    <style:style style:name="Tabel5.B" style:family="table-column">
      <style:table-column-properties style:column-width="24.373cm"/>
    </style:style>
    <style:style style:name="Tabel5.1" style:family="table-row">
      <style:table-row-properties fo:background-color="transparent">
        <style:background-image/>
      </style:table-row-properties>
    </style:style>
    <style:style style:name="Tabel5.A1" style:family="table-cell">
      <style:table-cell-properties fo:padding="0.019cm" fo:border="none"/>
    </style:style>
    <style:style style:name="Tabel5.4" style:family="table-row">
      <style:table-row-properties style:min-row-height="0.605cm" fo:background-color="transparent">
        <style:background-image/>
      </style:table-row-properties>
    </style:style>
    <style:style style:name="Tabel3" style:family="table">
      <style:table-properties style:width="24.59cm" fo:margin-left="0.512cm" table:align="left" style:writing-mode="lr-tb"/>
    </style:style>
    <style:style style:name="Tabel3.A" style:family="table-column">
      <style:table-column-properties style:column-width="13.483cm"/>
    </style:style>
    <style:style style:name="Tabel3.B" style:family="table-column">
      <style:table-column-properties style:column-width="11.107cm"/>
    </style:style>
    <style:style style:name="Tabel3.A1" style:family="table-cell">
      <style:table-cell-properties fo:padding="0.097cm" fo:border="0.5pt solid #000000"/>
    </style:style>
    <style:style style:name="Tabel3.A2" style:family="table-cell">
      <style:table-cell-properties fo:padding="0.097cm" fo:border-left="0.5pt solid #000000" fo:border-right="none" fo:border-top="none" fo:border-bottom="0.5pt solid #000000"/>
    </style:style>
    <style:style style:name="Tabel3.B2" style:family="table-cell">
      <style:table-cell-properties fo:padding="0.097cm" fo:border-left="0.5pt solid #000000" fo:border-right="0.5pt solid #000000" fo:border-top="none" fo:border-bottom="0.5pt solid #000000"/>
    </style:style>
    <style:style style:name="Tabel4" style:family="table">
      <style:table-properties style:width="24.59cm" fo:margin-left="0.512cm" table:align="left" style:writing-mode="lr-tb"/>
    </style:style>
    <style:style style:name="Tabel4.A" style:family="table-column">
      <style:table-column-properties style:column-width="13.483cm"/>
    </style:style>
    <style:style style:name="Tabel4.B" style:family="table-column">
      <style:table-column-properties style:column-width="11.107cm"/>
    </style:style>
    <style:style style:name="Tabel4.A1" style:family="table-cell">
      <style:table-cell-properties fo:padding="0.097cm" fo:border="0.5pt solid #000000"/>
    </style:style>
    <style:style style:name="Tabel4.A2" style:family="table-cell">
      <style:table-cell-properties fo:padding="0.097cm" fo:border-left="0.5pt solid #000000" fo:border-right="none" fo:border-top="none" fo:border-bottom="0.5pt solid #000000"/>
    </style:style>
    <style:style style:name="Tabel4.B2" style:family="table-cell">
      <style:table-cell-properties fo:padding="0.097cm" fo:border-left="0.5pt solid #000000" fo:border-right="0.5pt solid #000000" fo:border-top="none" fo:border-bottom="0.5pt solid #000000"/>
    </style:style>
    <style:style style:name="_32_._5f_Ubuntu_5f_installeren" style:display-name="2._Ubuntu_installeren" style:family="table">
      <style:table-properties style:width="25.003cm" fo:margin-left="0.379cm" table:align="left" fo:background-color="transparent" style:writing-mode="lr-tb">
        <style:background-image/>
      </style:table-properties>
    </style:style>
    <style:style style:name="_32_._5f_Ubuntu_5f_installeren.A" style:display-name="2._Ubuntu_installeren.A" style:family="table-column">
      <style:table-column-properties style:column-width="0.621cm"/>
    </style:style>
    <style:style style:name="_32_._5f_Ubuntu_5f_installeren.B" style:display-name="2._Ubuntu_installeren.B" style:family="table-column">
      <style:table-column-properties style:column-width="24.382cm"/>
    </style:style>
    <style:style style:name="_32_._5f_Ubuntu_5f_installeren.1" style:display-name="2._Ubuntu_installeren.1" style:family="table-row">
      <style:table-row-properties fo:background-color="transparent">
        <style:background-image/>
      </style:table-row-properties>
    </style:style>
    <style:style style:name="_32_._5f_Ubuntu_5f_installeren.A1" style:display-name="2._Ubuntu_installeren.A1" style:family="table-cell">
      <style:table-cell-properties fo:padding="0.019cm" fo:border="none"/>
    </style:style>
    <style:style style:name="Tabel1" style:family="table">
      <style:table-properties style:width="25.7cm" fo:break-before="page" table:align="margins" style:writing-mode="lr-tb"/>
    </style:style>
    <style:style style:name="Tabel1.A" style:family="table-column">
      <style:table-column-properties style:column-width="1.602cm" style:rel-column-width="4084*"/>
    </style:style>
    <style:style style:name="Tabel1.B" style:family="table-column">
      <style:table-column-properties style:column-width="5.697cm" style:rel-column-width="14528*"/>
    </style:style>
    <style:style style:name="Tabel1.C" style:family="table-column">
      <style:table-column-properties style:column-width="3.986cm" style:rel-column-width="10165*"/>
    </style:style>
    <style:style style:name="Tabel1.D" style:family="table-column">
      <style:table-column-properties style:column-width="4.216cm" style:rel-column-width="10750*"/>
    </style:style>
    <style:style style:name="Tabel1.E" style:family="table-column">
      <style:table-column-properties style:column-width="0.494cm" style:rel-column-width="1259*"/>
    </style:style>
    <style:style style:name="Tabel1.F" style:family="table-column">
      <style:table-column-properties style:column-width="4.112cm" style:rel-column-width="10484*"/>
    </style:style>
    <style:style style:name="Tabel1.G" style:family="table-column">
      <style:table-column-properties style:column-width="5.593cm" style:rel-column-width="14265*"/>
    </style:style>
    <style:style style:name="Tabel1.1" style:family="table-row">
      <style:table-row-properties style:min-row-height="0.7cm" fo:keep-together="auto"/>
    </style:style>
    <style:style style:name="Tabel1.A1" style:family="table-cell">
      <style:table-cell-properties style:vertical-align="middle" fo:padding="0.097cm" fo:border-left="0.05pt solid #000000" fo:border-right="none" fo:border-top="0.05pt solid #000000" fo:border-bottom="0.05pt solid #000000" style:writing-mode="lr-tb"/>
    </style:style>
    <style:style style:name="Tabel1.D1" style:family="table-cell">
      <style:table-cell-properties style:vertical-align="middle" fo:padding="0.097cm" fo:border="0.05pt solid #000000" style:writing-mode="lr-tb"/>
    </style:style>
    <style:style style:name="Tabel1.E1" style:family="table-cell">
      <style:table-cell-properties style:vertical-align="top" fo:padding="0.097cm" fo:border="none" style:writing-mode="lr-tb"/>
    </style:style>
    <style:style style:name="Tabel1.F1" style:family="table-cell">
      <style:table-cell-properties style:vertical-align="top" fo:padding="0.097cm" fo:border-left="0.5pt solid #000000" fo:border-right="none" fo:border-top="0.5pt solid #000000" fo:border-bottom="0.5pt solid #000000" style:writing-mode="lr-tb"/>
    </style:style>
    <style:style style:name="Tabel1.G1" style:family="table-cell">
      <style:table-cell-properties style:vertical-align="top" fo:padding="0.097cm" fo:border="0.5pt solid #000000" style:writing-mode="lr-tb"/>
    </style:style>
    <style:style style:name="Tabel1.2" style:family="table-row">
      <style:table-row-properties style:min-row-height="0.706cm" fo:keep-together="auto"/>
    </style:style>
    <style:style style:name="Tabel1.F2" style:family="table-cell">
      <style:table-cell-properties style:vertical-align="top" fo:padding="0.097cm" fo:border-left="0.5pt solid #000000" fo:border-right="none" fo:border-top="none" fo:border-bottom="0.5pt solid #000000" style:writing-mode="lr-tb"/>
    </style:style>
    <style:style style:name="Tabel1.G2" style:family="table-cell">
      <style:table-cell-properties style:vertical-align="top" fo:padding="0.097cm" fo:border-left="0.5pt solid #000000" fo:border-right="0.5pt solid #000000" fo:border-top="none" fo:border-bottom="0.5pt solid #000000" style:writing-mode="lr-tb"/>
    </style:style>
    <style:style style:name="Tabel1.3" style:family="table-row">
      <style:table-row-properties fo:keep-together="auto"/>
    </style:style>
    <style:style style:name="Tabel1.A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el1.D3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el1.4" style:family="table-row">
      <style:table-row-properties fo:keep-together="auto"/>
    </style:style>
    <style:style style:name="Tabel1.5" style:family="table-row">
      <style:table-row-properties fo:keep-together="auto"/>
    </style:style>
    <style:style style:name="Tabel1.6" style:family="table-row">
      <style:table-row-properties fo:keep-together="auto"/>
    </style:style>
    <style:style style:name="Tabel2" style:family="table">
      <style:table-properties style:width="25.726cm" fo:margin-left="-0.026cm" table:align="left" style:writing-mode="lr-tb"/>
    </style:style>
    <style:style style:name="Tabel2.A" style:family="table-column">
      <style:table-column-properties style:column-width="1.928cm"/>
    </style:style>
    <style:style style:name="Tabel2.B" style:family="table-column">
      <style:table-column-properties style:column-width="3.394cm"/>
    </style:style>
    <style:style style:name="Tabel2.C" style:family="table-column">
      <style:table-column-properties style:column-width="3.618cm"/>
    </style:style>
    <style:style style:name="Tabel2.D" style:family="table-column">
      <style:table-column-properties style:column-width="3.678cm"/>
    </style:style>
    <style:style style:name="Tabel2.E" style:family="table-column">
      <style:table-column-properties style:column-width="3.408cm"/>
    </style:style>
    <style:style style:name="Tabel2.F" style:family="table-column">
      <style:table-column-properties style:column-width="4.708cm"/>
    </style:style>
    <style:style style:name="Tabel2.G" style:family="table-column">
      <style:table-column-properties style:column-width="4.994cm"/>
    </style:style>
    <style:style style:name="Tabel2.1" style:family="table-row">
      <style:table-row-properties style:min-row-height="1.002cm" fo:keep-together="auto"/>
    </style:style>
    <style:style style:name="Tabel2.A1" style:family="table-cell">
      <style:table-cell-properties style:vertical-align="top" fo:padding="0.191cm" fo:border-left="0.5pt solid #000000" fo:border-right="none" fo:border-top="0.5pt solid #000000" fo:border-bottom="0.5pt solid #000000" style:writing-mode="lr-tb"/>
    </style:style>
    <style:style style:name="Tabel2.G1" style:family="table-cell">
      <style:table-cell-properties style:vertical-align="top" fo:padding="0.191cm" fo:border="0.5pt solid #000000" style:writing-mode="lr-tb"/>
    </style:style>
    <style:style style:name="Tabel2.2" style:family="table-row">
      <style:table-row-properties style:row-height="1.903cm" fo:keep-together="auto"/>
    </style:style>
    <style:style style:name="Tabel2.A2" style:family="table-cell">
      <style:table-cell-properties style:vertical-align="middle" fo:padding="0.191cm" fo:border-left="0.5pt solid #000000" fo:border-right="none" fo:border-top="none" fo:border-bottom="0.5pt solid #000000" style:writing-mode="lr-tb"/>
    </style:style>
    <style:style style:name="Tabel2.G2" style:family="table-cell">
      <style:table-cell-properties style:vertical-align="middle" fo:padding="0.191cm" fo:border-left="0.5pt solid #000000" fo:border-right="0.5pt solid #000000" fo:border-top="none" fo:border-bottom="0.5pt solid #000000" style:writing-mode="lr-tb"/>
    </style:style>
    <style:style style:name="Tabel2.3" style:family="table-row">
      <style:table-row-properties style:row-height="1.69cm" fo:keep-together="auto"/>
    </style:style>
    <style:style style:name="Tabel2.A3" style:family="table-cell">
      <style:table-cell-properties style:vertical-align="top" fo:padding="0.191cm" fo:border-left="0.5pt solid #000000" fo:border-right="none" fo:border-top="none" fo:border-bottom="0.5pt solid #000000" style:writing-mode="lr-tb"/>
    </style:style>
    <style:style style:name="Tabel2.G3" style:family="table-cell">
      <style:table-cell-properties style:vertical-align="top" fo:padding="0.191cm" fo:border-left="0.5pt solid #000000" fo:border-right="0.5pt solid #000000" fo:border-top="none" fo:border-bottom="0.5pt solid #000000" style:writing-mode="lr-tb"/>
    </style:style>
    <style:style style:name="Tabel2.4" style:family="table-row">
      <style:table-row-properties style:row-height="1.563cm" fo:keep-together="auto"/>
    </style:style>
    <style:style style:name="Tabel2.5" style:family="table-row">
      <style:table-row-properties style:row-height="1.704cm" fo:keep-together="auto"/>
    </style:style>
    <style:style style:name="P1" style:family="paragraph" style:parent-style-name="Standard" style:master-page-name="First_20_Page">
      <style:paragraph-properties fo:margin-left="0cm" fo:margin-right="0cm" fo:text-indent="0cm" style:auto-text-indent="false" style:page-number="auto">
        <style:tab-stops/>
      </style:paragraph-properties>
      <style:text-properties officeooo:paragraph-rsid="024c95c9"/>
    </style:style>
    <style:style style:name="P2" style:family="paragraph" style:parent-style-name="Standard">
      <style:text-properties fo:color="#000000" loext:opacity="100%" style:text-line-through-style="none" style:text-line-through-type="none" style:font-name="Liberation Sans1" fo:font-size="12pt" fo:language="nl" fo:country="NL" fo:font-style="italic" style:text-underline-style="none" fo:font-weight="normal" officeooo:rsid="05fe4687" officeooo:paragraph-rsid="02277c8b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3" style:family="paragraph" style:parent-style-name="Standard">
      <style:text-properties fo:color="#000000" loext:opacity="100%" style:font-name="Ubuntu" fo:font-size="12pt" fo:language="nl" fo:country="NL" fo:font-style="normal" fo:font-weight="normal" officeooo:rsid="047cacfc" officeooo:paragraph-rsid="02277c8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style:font-name="Liberation Sans1" fo:font-size="12pt" fo:font-weight="bold" officeooo:paragraph-rsid="00ec6511" style:font-size-asian="12pt" style:font-weight-asian="bold" style:font-size-complex="12pt" style:font-weight-complex="bold"/>
    </style:style>
    <style:style style:name="P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1" fo:font-size="12pt" fo:language="nl" fo:country="NL" fo:font-style="normal" fo:font-weight="normal" officeooo:rsid="021a208f" officeooo:paragraph-rsid="00ec651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8eb87e" officeooo:paragraph-rsid="028eb87e" fo:background-color="transparent" style:font-name-asian="Liberation Sans" style:font-size-asian="12pt" style:language-asian="nl" style:country-asian="NL" style:font-style-asian="normal" style:font-weight-asian="normal" style:font-name-complex="Liberation Sans" style:font-size-complex="12pt" style:language-complex="nl" style:country-complex="NL" style:font-style-complex="normal" style:font-weight-complex="normal"/>
    </style:style>
    <style:style style:name="P7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font-weight="bold" officeooo:rsid="02907f3c" officeooo:paragraph-rsid="02907f3c" style:font-weight-asian="bold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8" style:family="paragraph" style:parent-style-name="Standard">
      <style:paragraph-properties fo:text-align="center" style:justify-single-word="false"/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8eb87e" officeooo:paragraph-rsid="0291d7e7" fo:background-color="transparent" style:font-name-asian="Liberation Sans" style:font-size-asian="12pt" style:language-asian="nl" style:country-asian="NL" style:font-style-asian="normal" style:font-weight-asian="normal" style:font-name-complex="Liberation Sans" style:font-size-complex="12pt" style:language-complex="nl" style:country-complex="NL" style:font-style-complex="normal" style:font-weight-complex="normal"/>
    </style:style>
    <style:style style:name="P9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1" fo:font-size="12pt" officeooo:paragraph-rsid="0286637d" style:font-size-asian="12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0" style:family="paragraph" style:parent-style-name="Standard">
      <style:paragraph-properties fo:text-align="center" style:justify-single-word="false"/>
      <style:text-properties officeooo:paragraph-rsid="0291d7e7"/>
    </style:style>
    <style:style style:name="P11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Ubuntu" fo:font-size="11pt" fo:language="nl" fo:country="NL" fo:font-style="normal" fo:font-weight="normal" officeooo:paragraph-rsid="0286637d" fo:background-color="transparent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2" style:family="paragraph" style:parent-style-name="Standard">
      <style:paragraph-properties fo:text-align="center" style:justify-single-word="false"/>
      <style:text-properties officeooo:paragraph-rsid="01b63ad1"/>
    </style:style>
    <style:style style:name="P13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font-weight="bold" officeooo:rsid="0286637d" officeooo:paragraph-rsid="0286637d" style:font-weight-asian="bold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4" style:family="paragraph" style:parent-style-name="Standard">
      <style:paragraph-properties fo:text-align="center" style:justify-single-word="false"/>
      <style:text-properties officeooo:paragraph-rsid="02576086"/>
    </style:style>
    <style:style style:name="P15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rsid="0255116c" officeooo:paragraph-rsid="0286637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6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291d7e7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7" style:family="paragraph" style:parent-style-name="Standard">
      <style:text-properties officeooo:paragraph-rsid="027fd60d"/>
    </style:style>
    <style:style style:name="P18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1" fo:font-size="12pt" officeooo:rsid="0286637d" officeooo:paragraph-rsid="0286637d" style:font-size-asian="12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9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1" fo:font-size="12pt" officeooo:paragraph-rsid="027fd60d" style:font-size-asian="12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0" style:family="paragraph" style:parent-style-name="Footnote">
      <style:text-properties officeooo:paragraph-rsid="023da383"/>
    </style:style>
    <style:style style:name="P21" style:family="paragraph" style:parent-style-name="Footnote">
      <style:text-properties officeooo:paragraph-rsid="0f92b562"/>
    </style:style>
    <style:style style:name="P22" style:family="paragraph" style:parent-style-name="Footnote">
      <style:text-properties officeooo:paragraph-rsid="02493d05"/>
    </style:style>
    <style:style style:name="P23" style:family="paragraph" style:parent-style-name="Standard">
      <style:paragraph-properties fo:break-before="page"/>
      <style:text-properties officeooo:paragraph-rsid="026ef228"/>
    </style:style>
    <style:style style:name="P24" style:family="paragraph" style:parent-style-name="Table_20_Contents">
      <style:paragraph-properties fo:text-align="center" style:justify-single-word="false"/>
      <style:text-properties fo:font-weight="bold" officeooo:rsid="025cf310" officeooo:paragraph-rsid="026ef228" style:font-weight-asian="bold" style:font-weight-complex="bold"/>
    </style:style>
    <style:style style:name="P25" style:family="paragraph" style:parent-style-name="Table_20_Contents">
      <style:text-properties fo:font-weight="bold" officeooo:rsid="025cf310" officeooo:paragraph-rsid="026ef228" style:font-weight-asian="bold" style:font-weight-complex="bold"/>
    </style:style>
    <style:style style:name="P26" style:family="paragraph" style:parent-style-name="Table_20_Contents">
      <style:text-properties officeooo:rsid="025cf310" officeooo:paragraph-rsid="026ef228"/>
    </style:style>
    <style:style style:name="P27" style:family="paragraph" style:parent-style-name="Table_20_Contents">
      <style:text-properties officeooo:rsid="025cf310" officeooo:paragraph-rsid="0278bc49"/>
    </style:style>
    <style:style style:name="P28" style:family="paragraph" style:parent-style-name="Table_20_Contents">
      <style:text-properties officeooo:rsid="025cf310" officeooo:paragraph-rsid="0286637d"/>
    </style:style>
    <style:style style:name="P29" style:family="paragraph" style:parent-style-name="Table_20_Contents">
      <style:text-properties officeooo:rsid="025cf310" officeooo:paragraph-rsid="0278493f"/>
    </style:style>
    <style:style style:name="P30" style:family="paragraph" style:parent-style-name="Table_20_Contents">
      <style:text-properties officeooo:rsid="025cf310" officeooo:paragraph-rsid="027736e7"/>
    </style:style>
    <style:style style:name="P31" style:family="paragraph" style:parent-style-name="Standard">
      <style:text-properties officeooo:paragraph-rsid="026ef228"/>
    </style:style>
    <style:style style:name="P32" style:family="paragraph" style:parent-style-name="Table_20_Contents">
      <style:paragraph-properties fo:text-align="center" style:justify-single-word="false"/>
      <style:text-properties fo:font-weight="bold" officeooo:rsid="025cf310" officeooo:paragraph-rsid="027028eb" style:font-weight-asian="bold" style:font-weight-complex="bold"/>
    </style:style>
    <style:style style:name="P33" style:family="paragraph" style:parent-style-name="Table_20_Contents">
      <style:text-properties officeooo:rsid="025cf310" officeooo:paragraph-rsid="029a865b"/>
    </style:style>
    <style:style style:name="P34" style:family="paragraph" style:parent-style-name="Table_20_Contents">
      <style:text-properties officeooo:rsid="025cf310" officeooo:paragraph-rsid="029c8630"/>
    </style:style>
    <style:style style:name="P35" style:family="paragraph" style:parent-style-name="Table_20_Contents">
      <style:text-properties officeooo:rsid="025cf310" officeooo:paragraph-rsid="027a6068"/>
    </style:style>
    <style:style style:name="P36" style:family="paragraph" style:parent-style-name="Standard" style:list-style-name="L1">
      <style:text-properties officeooo:paragraph-rsid="01fe3c46"/>
    </style:style>
    <style:style style:name="P37" style:family="paragraph" style:parent-style-name="Standard">
      <style:text-properties style:font-name="Liberation Sans1" fo:font-size="12pt" officeooo:paragraph-rsid="01be4eb0" style:font-size-asian="12pt" style:font-size-complex="12pt"/>
    </style:style>
    <style:style style:name="P38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24f9554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9" style:family="paragraph" style:parent-style-name="Footnote">
      <style:text-properties officeooo:paragraph-rsid="02060474"/>
    </style:style>
    <style:style style:name="P4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" fo:font-size="10.5pt" officeooo:paragraph-rsid="01ad7f5d" style:font-size-asian="10.5pt" style:font-size-complex="10.5pt"/>
    </style:style>
    <style:style style:name="P41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officeooo:paragraph-rsid="01e3b86a"/>
    </style:style>
    <style:style style:name="P42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font-style="italic" officeooo:paragraph-rsid="01e3b86a" style:font-style-asian="italic" style:font-style-complex="italic"/>
    </style:style>
    <style:style style:name="P43" style:family="paragraph" style:parent-style-name="Standard" style:list-style-name="L1">
      <loext:graphic-properties draw:fill="none"/>
      <style:paragraph-properties fo:margin-left="0cm" fo:margin-right="0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6b340d" officeooo:paragraph-rsid="026b340d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44" style:family="paragraph" style:parent-style-name="Standard">
      <style:paragraph-properties fo:margin-left="0cm" fo:margin-right="0cm" fo:text-indent="0cm" style:auto-text-indent="false" style:writing-mode="lr-tb">
        <style:tab-stops/>
      </style:paragraph-properties>
      <style:text-properties fo:color="#000000" loext:opacity="100%" style:font-name="Ubuntu" fo:font-size="10.5pt" officeooo:paragraph-rsid="0291d7e7" style:font-size-asian="10.5pt" style:font-size-complex="10.5pt"/>
    </style:style>
    <style:style style:name="P4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291d7e7"/>
    </style:style>
    <style:style style:name="P46" style:family="paragraph" style:parent-style-name="Standard">
      <style:paragraph-properties fo:margin-left="0cm" fo:margin-right="0cm" fo:text-indent="0cm" style:auto-text-indent="false" style:writing-mode="lr-tb">
        <style:tab-stops/>
      </style:paragraph-properties>
      <style:text-properties officeooo:paragraph-rsid="0291d7e7"/>
    </style:style>
    <style:style style:name="P47" style:family="paragraph" style:parent-style-name="Footnote">
      <style:text-properties officeooo:rsid="0268f29a" officeooo:paragraph-rsid="027028eb"/>
    </style:style>
    <style:style style:name="P48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officeooo:paragraph-rsid="0246b5b8"/>
    </style:style>
    <style:style style:name="P4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26b340d"/>
    </style:style>
    <style:style style:name="P50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officeooo:paragraph-rsid="029790fe"/>
    </style:style>
    <style:style style:name="P51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officeooo:paragraph-rsid="02986a98"/>
    </style:style>
    <style:style style:name="P52" style:family="paragraph" style:parent-style-name="Standard" style:list-style-name="L2">
      <style:text-properties officeooo:paragraph-rsid="01d1c20a"/>
    </style:style>
    <style:style style:name="P53" style:family="paragraph" style:parent-style-name="Standard">
      <style:text-properties officeooo:paragraph-rsid="0103e699"/>
    </style:style>
    <style:style style:name="P54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229e33b"/>
    </style:style>
    <style:style style:name="P55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22ef459"/>
    </style:style>
    <style:style style:name="P56" style:family="paragraph" style:parent-style-name="Standard">
      <style:paragraph-properties fo:margin-top="0cm" fo:margin-bottom="0cm" style:contextual-spacing="false" fo:line-height="100%" fo:text-align="start" style:justify-single-word="false" style:snap-to-layout-grid="false"/>
      <style:text-properties style:font-name="Liberation Sans1" fo:font-size="12pt" style:font-size-asian="12pt" style:font-size-complex="12pt"/>
    </style:style>
    <style:style style:name="P57" style:family="paragraph" style:parent-style-name="Standard">
      <style:paragraph-properties fo:margin-top="0cm" fo:margin-bottom="0cm" style:contextual-spacing="false" fo:line-height="100%" fo:text-align="end" style:justify-single-word="false" style:snap-to-layout-grid="false"/>
    </style:style>
    <style:style style:name="P58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1" fo:font-size="12pt" style:font-size-asian="12pt" style:font-size-complex="12pt"/>
    </style:style>
    <style:style style:name="P59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1" fo:font-size="12pt" officeooo:paragraph-rsid="0106719c" style:font-size-asian="12pt" style:font-size-complex="12pt"/>
    </style:style>
    <style:style style:name="P60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1" fo:font-size="12pt" officeooo:rsid="01170d3c" officeooo:paragraph-rsid="01170d3c" style:font-size-asian="12pt" style:font-size-complex="12pt"/>
    </style:style>
    <style:style style:name="P61" style:family="paragraph" style:parent-style-name="Standard">
      <style:paragraph-properties fo:margin-top="0cm" fo:margin-bottom="0cm" style:contextual-spacing="false" fo:line-height="100%" style:snap-to-layout-grid="false"/>
      <style:text-properties officeooo:paragraph-rsid="01170d3c"/>
    </style:style>
    <style:style style:name="P62" style:family="paragraph" style:parent-style-name="Standard">
      <style:paragraph-properties fo:margin-top="0cm" fo:margin-bottom="0cm" style:contextual-spacing="false" fo:line-height="100%" style:snap-to-layout-grid="false"/>
    </style:style>
    <style:style style:name="P63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1" fo:font-size="12pt" officeooo:rsid="0118594f" officeooo:paragraph-rsid="013f2347" style:font-size-asian="12pt" style:font-size-complex="12pt"/>
    </style:style>
    <style:style style:name="P64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1" fo:font-size="12pt" officeooo:paragraph-rsid="01b1d963" style:font-size-asian="12pt" style:font-size-complex="12pt"/>
    </style:style>
    <style:style style:name="P65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1" fo:font-size="12pt" officeooo:rsid="00a0666e" officeooo:paragraph-rsid="013f2347" style:font-size-asian="12pt" style:font-size-complex="12pt"/>
    </style:style>
    <style:style style:name="P66" style:family="paragraph" style:parent-style-name="Standard">
      <style:paragraph-properties fo:margin-top="0cm" fo:margin-bottom="0cm" style:contextual-spacing="false" fo:line-height="100%" fo:text-align="end" style:justify-single-word="false" style:snap-to-layout-grid="false"/>
      <style:text-properties style:font-name="Liberation Sans1" fo:font-size="12pt" style:font-size-asian="12pt" style:font-size-complex="12pt"/>
    </style:style>
    <style:style style:name="P67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1" fo:font-size="12pt" officeooo:rsid="0094786a" officeooo:paragraph-rsid="013f2347" style:font-size-asian="12pt" style:font-size-complex="12pt"/>
    </style:style>
    <style:style style:name="P68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1" fo:font-size="12pt" officeooo:rsid="0133a783" officeooo:paragraph-rsid="013f2347" style:font-size-asian="12pt" style:font-size-complex="12pt"/>
    </style:style>
    <style:style style:name="P69" style:family="paragraph" style:parent-style-name="Standard">
      <style:paragraph-properties fo:margin-top="0cm" fo:margin-bottom="0cm" style:contextual-spacing="false" fo:line-height="100%" fo:text-align="end" style:justify-single-word="false" style:snap-to-layout-grid="false"/>
      <style:text-properties style:font-name="Liberation Sans1" fo:font-size="12pt" officeooo:rsid="013dab0d" officeooo:paragraph-rsid="013dab0d" style:font-size-asian="12pt" style:font-size-complex="12pt"/>
    </style:style>
    <style:style style:name="P70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1" fo:font-size="12pt" officeooo:rsid="013b0886" officeooo:paragraph-rsid="013f2347" style:font-size-asian="12pt" style:font-size-complex="12pt"/>
    </style:style>
    <style:style style:name="P71" style:family="paragraph" style:parent-style-name="Standard">
      <style:paragraph-properties fo:text-align="start" style:justify-single-word="false" style:snap-to-layout-grid="false"/>
      <style:text-properties style:font-name="Liberation Sans1" fo:font-size="12pt" style:font-size-asian="12pt" style:font-size-complex="12pt"/>
    </style:style>
    <style:style style:name="P72" style:family="paragraph" style:parent-style-name="Standard">
      <style:paragraph-properties style:snap-to-layout-grid="false"/>
      <style:text-properties style:font-name="Liberation Sans1" fo:font-size="12pt" style:font-size-asian="12pt" style:font-size-complex="12pt"/>
    </style:style>
    <style:style style:name="P73" style:family="paragraph" style:parent-style-name="Standard">
      <style:paragraph-properties style:snap-to-layout-grid="false"/>
      <style:text-properties style:font-name="Liberation Sans1" fo:font-size="12pt" fo:language="nl" fo:country="NL" fo:font-weight="normal" officeooo:rsid="00172dcf" officeooo:paragraph-rsid="00a7a2ad" style:font-size-asian="12pt" style:font-weight-asian="normal" style:font-size-complex="12pt" style:font-weight-complex="normal"/>
    </style:style>
    <style:style style:name="P74" style:family="paragraph" style:parent-style-name="Standard">
      <style:paragraph-properties style:snap-to-layout-grid="false"/>
      <style:text-properties style:font-name="Liberation Sans1" fo:font-size="12pt" fo:language="nl" fo:country="NL" officeooo:paragraph-rsid="00a7a2ad" style:font-size-asian="12pt" style:font-size-complex="12pt"/>
    </style:style>
    <style:style style:name="P75" style:family="paragraph" style:parent-style-name="Standard">
      <style:paragraph-properties style:snap-to-layout-grid="false"/>
      <style:text-properties style:font-name="Liberation Sans1" fo:font-size="12pt" fo:language="nl" fo:country="NL" officeooo:paragraph-rsid="00172dcf" style:font-size-asian="12pt" style:font-size-complex="12pt"/>
    </style:style>
    <style:style style:name="P76" style:family="paragraph" style:parent-style-name="Standard">
      <style:paragraph-properties fo:text-align="start" style:justify-single-word="false" style:snap-to-layout-grid="false"/>
      <style:text-properties style:font-name="Liberation Sans1" fo:font-size="12pt" fo:language="nl" fo:country="NL" officeooo:paragraph-rsid="01b374ec" style:font-size-asian="12pt" style:font-size-complex="12pt"/>
    </style:style>
    <style:style style:name="P77" style:family="paragraph" style:parent-style-name="Standard">
      <style:paragraph-properties fo:text-align="start" style:justify-single-word="false" style:snap-to-layout-grid="false"/>
      <style:text-properties style:font-name="Liberation Sans1" fo:font-size="12pt" fo:font-weight="bold" officeooo:paragraph-rsid="01b374ec" style:font-size-asian="12pt" style:font-weight-asian="bold" style:font-size-complex="12pt" style:font-weight-complex="bold"/>
    </style:style>
    <style:style style:name="P78" style:family="paragraph" style:parent-style-name="Standard">
      <style:paragraph-properties fo:text-align="start" style:justify-single-word="false" style:snap-to-layout-grid="false"/>
      <style:text-properties style:font-name="Liberation Sans1" fo:font-size="12pt" officeooo:paragraph-rsid="027fd60d" style:font-size-asian="12pt" style:font-size-complex="12pt"/>
    </style:style>
    <style:style style:name="P79" style:family="paragraph" style:parent-style-name="Standard">
      <style:paragraph-properties fo:text-align="start" style:justify-single-word="false" style:snap-to-layout-grid="false"/>
      <style:text-properties style:font-name="Liberation Sans1" fo:font-size="12pt" fo:language="nl" fo:country="NL" officeooo:paragraph-rsid="027fd60d" style:font-size-asian="12pt" style:font-size-complex="12pt"/>
    </style:style>
    <style:style style:name="P80" style:family="paragraph" style:parent-style-name="Standard">
      <style:paragraph-properties fo:text-align="start" style:justify-single-word="false"/>
      <style:text-properties fo:color="#000000" loext:opacity="100%" style:font-name="Liberation Sans1" fo:font-size="12pt" fo:font-weight="normal" officeooo:rsid="01124234" officeooo:paragraph-rsid="01124234" style:font-size-asian="12pt" style:font-weight-asian="normal" style:font-size-complex="12pt" style:font-weight-complex="normal"/>
    </style:style>
    <style:style style:name="T1" style:family="text">
      <style:text-properties fo:color="#000000" loext:opacity="100%" style:font-name="Liberation Sans1" fo:font-size="12pt" fo:language="nl" fo:country="NL" fo:font-weight="normal" officeooo:rsid="00224e5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" style:family="text">
      <style:text-properties fo:color="#000000" loext:opacity="100%" style:font-name="Liberation Sans1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" style:family="text">
      <style:text-properties fo:color="#000000" loext:opacity="100%" style:font-name="Liberation Sans1" fo:font-size="12pt" fo:language="nl" fo:country="NL" fo:font-weight="normal" officeooo:rsid="01e4dc4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" style:family="text">
      <style:text-properties fo:color="#000000" loext:opacity="100%" style:font-name="Liberation Sans1" fo:font-size="12pt" fo:language="nl" fo:country="NL" fo:font-weight="normal" officeooo:rsid="0238958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" style:family="text">
      <style:text-properties fo:color="#000000" loext:opacity="100%" style:font-name="Liberation Sans1" fo:font-size="12pt" fo:language="nl" fo:country="NL" fo:font-weight="normal" officeooo:rsid="01f6682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" style:family="text">
      <style:text-properties fo:color="#000000" loext:opacity="100%" style:font-name="Liberation Sans1" fo:font-size="12pt" fo:language="nl" fo:country="NL" fo:font-weight="normal" officeooo:rsid="02309867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7" style:family="text">
      <style:text-properties fo:color="#000000" loext:opacity="100%" style:font-name="Liberation Sans1" fo:font-size="12pt" fo:language="nl" fo:country="NL" fo:font-weight="normal" officeooo:rsid="01f66820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8" style:family="text">
      <style:text-properties fo:color="#000000" loext:opacity="100%" style:text-line-through-style="none" style:text-line-through-type="none" style:font-name="Ubuntu" fo:font-size="12pt" fo:language="nl" fo:country="NL" fo:font-style="normal" style:text-underline-style="none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fo:color="#000000" loext:opacity="100%" fo:language="nl" fo:country="NL" fo:font-style="normal" officeooo:rsid="025bdd2c" fo:background-color="transparent" loext:char-shading-value="0" style:language-asian="nl" style:country-asian="NL" style:font-style-asian="normal" style:font-name-complex="Bitstream Vera Sans" style:font-style-complex="normal"/>
    </style:style>
    <style:style style:name="T10" style:family="text">
      <style:text-properties style:font-name="Liberation Sans1" fo:font-size="12pt" fo:font-weight="normal" officeooo:rsid="04efc077" style:font-name-asian="DejaVu Sans" style:font-weight-asian="normal" style:font-name-complex="Bitstream Vera Sans" style:font-weight-complex="normal"/>
    </style:style>
    <style:style style:name="T11" style:family="text">
      <style:text-properties officeooo:rsid="007505e5"/>
    </style:style>
    <style:style style:name="T12" style:family="text">
      <style:text-properties officeooo:rsid="0013aa8e"/>
    </style:style>
    <style:style style:name="T13" style:family="text">
      <style:text-properties officeooo:rsid="007ef2fc"/>
    </style:style>
    <style:style style:name="T14" style:family="text">
      <style:text-properties style:font-name="Liberation Sans1" fo:font-size="12pt" style:font-size-asian="12pt" style:font-size-complex="12pt"/>
    </style:style>
    <style:style style:name="T15" style:family="text">
      <style:text-properties officeooo:rsid="009c12e0" style:font-size-asian="12pt" style:font-size-complex="12pt"/>
    </style:style>
    <style:style style:name="T16" style:family="text">
      <style:text-properties style:font-name="Liberation Sans1" fo:font-size="12pt" officeooo:rsid="009c12e0" style:font-size-asian="12pt" style:font-size-complex="12pt"/>
    </style:style>
    <style:style style:name="T17" style:family="text">
      <style:text-properties style:font-name="Liberation Sans1" fo:font-size="12pt" officeooo:rsid="00178133" style:font-size-asian="12pt" style:font-size-complex="12pt"/>
    </style:style>
    <style:style style:name="T18" style:family="text">
      <style:text-properties style:font-name="Liberation Sans1" fo:font-size="12pt" officeooo:rsid="007ef2fc" style:font-size-asian="12pt" style:font-size-complex="12pt"/>
    </style:style>
    <style:style style:name="T1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1f9236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1fa56a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244f1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0244f1f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6a908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181027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5c936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244f1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fo:language="nl" fo:country="NL" fo:font-weight="normal" officeooo:rsid="009c12e0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57608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46a787" fo:background-color="transparent" loext:char-shading-value="0" style:font-family-asian="Arial" style:font-family-generic-asian="swiss" style:font-size-asian="12pt" style:language-asian="nl" style:country-asian="NL" style:font-style-asian="normal" style:font-weight-asian="normal" style:font-family-complex="Arial" style:font-family-generic-complex="swiss" style:font-size-complex="12pt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6b340d" fo:background-color="transparent" loext:char-shading-value="0" style:font-family-asian="Arial" style:font-family-generic-asian="swis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font-size="10pt" style:font-size-asian="10pt" style:font-size-complex="10pt"/>
    </style:style>
    <style:style style:name="T35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181027b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1" fo:font-size="10pt" style:text-underline-style="none" officeooo:rsid="102291f9" style:font-size-asian="10pt" style:font-size-complex="10pt"/>
    </style:style>
    <style:style style:name="T37" style:family="text">
      <style:text-properties fo:color="#000000" loext:opacity="100%" style:text-line-through-style="none" style:text-line-through-type="none" style:font-name="Liberation Sans1" fo:font-size="10pt" style:text-underline-style="none" officeooo:rsid="0382ccb7" style:font-size-asian="10pt" style:font-size-complex="10pt"/>
    </style:style>
    <style:style style:name="T38" style:family="text">
      <style:text-properties fo:color="#000000" loext:opacity="100%" style:text-line-through-style="none" style:text-line-through-type="none" style:font-name="Liberation Sans1" fo:font-size="10pt" style:text-underline-style="none" style:font-size-asian="10pt" style:font-size-complex="10pt"/>
    </style:style>
    <style:style style:name="T39" style:family="text">
      <style:text-properties fo:color="#000000" loext:opacity="100%" style:text-line-through-style="none" style:text-line-through-type="none" style:font-name="Liberation Sans1" fo:font-size="10pt" fo:language="nl" fo:country="NL" style:text-underline-style="none" style:font-name-asian="HG Mincho Light J" style:font-size-asian="10pt" style:language-asian="nl" style:country-asian="NL" style:font-name-complex="Arial Unicode MS1" style:font-size-complex="10pt" style:language-complex="nl" style:country-complex="NL"/>
    </style:style>
    <style:style style:name="T40" style:family="text">
      <style:text-properties fo:color="#000000" loext:opacity="100%" style:text-line-through-style="none" style:text-line-through-type="none" style:font-name="Liberation Sans1" fo:font-size="10pt" fo:language="nl" fo:country="NL" style:text-underline-style="none" officeooo:rsid="102291f9" style:font-name-asian="HG Mincho Light J" style:font-size-asian="10pt" style:language-asian="nl" style:country-asian="NL" style:font-name-complex="Arial Unicode MS1" style:font-size-complex="10pt" style:language-complex="nl" style:country-complex="NL"/>
    </style:style>
    <style:style style:name="T41" style:family="text">
      <style:text-properties fo:color="#000000" loext:opacity="100%" style:text-line-through-style="none" style:text-line-through-type="none" style:font-name="Liberation Sans1" fo:font-size="10pt" fo:font-style="normal" style:text-underline-style="none" fo:font-weight="normal" officeooo:rsid="102291f9" style:font-size-asian="10pt" style:font-style-asian="normal" style:font-weight-asian="normal" style:font-size-complex="10pt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1" fo:font-size="10pt" fo:font-style="normal" style:text-underline-style="none" fo:font-weight="normal" officeooo:rsid="0201e6cb" style:font-size-asian="10pt" style:font-style-asian="normal" style:font-weight-asian="normal" style:font-size-complex="10pt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1" fo:font-size="10pt" fo:font-style="normal" style:text-underline-style="none" fo:font-weight="normal" officeooo:rsid="01657261" style:font-size-asian="10pt" style:font-style-asian="normal" style:font-weight-asian="normal" style:font-size-complex="10pt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fo:language="en" fo:country="GB" fo:font-style="normal" style:text-underline-style="none" officeooo:rsid="10e9adb3" style:font-size-asian="10pt" style:font-style-asian="normal" style:font-size-complex="10pt" style:font-style-complex="normal"/>
    </style:style>
    <style:style style:name="T45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10e9adb3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2168803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0449393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95a7a0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200bba1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50" style:family="text">
      <style:text-properties officeooo:rsid="04473353"/>
    </style:style>
    <style:style style:name="T51" style:family="text">
      <style:text-properties officeooo:rsid="0f95a7a0"/>
    </style:style>
    <style:style style:name="T52" style:family="text">
      <style:text-properties officeooo:rsid="0f8f58bd"/>
    </style:style>
    <style:style style:name="T53" style:family="text">
      <style:text-properties officeooo:rsid="0aace3cd"/>
    </style:style>
    <style:style style:name="T54" style:family="text">
      <style:text-properties style:font-name="Ubuntu" fo:font-size="10pt" style:font-size-asian="10pt" style:font-size-complex="10pt"/>
    </style:style>
    <style:style style:name="T55" style:family="text">
      <style:text-properties style:font-name="Liberation Sans1" fo:font-size="10pt" style:font-size-asian="10pt" style:font-size-complex="10pt"/>
    </style:style>
    <style:style style:name="T56" style:family="text">
      <style:text-properties style:font-name="Liberation Sans1" fo:font-size="10pt" officeooo:rsid="0203f598" style:font-size-asian="10pt" style:font-size-complex="10pt"/>
    </style:style>
    <style:style style:name="T57" style:family="text">
      <style:text-properties fo:color="#000000" loext:opacity="100%" style:font-name="Liberation Sans1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58" style:family="text">
      <style:text-properties officeooo:rsid="0203f598"/>
    </style:style>
    <style:style style:name="T59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8e25c6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aabd8f8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25393fd" fo:background-color="#ffffff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207e3e4" fo:background-color="#ffffff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25184eb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1d92eb3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247dd51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231ef42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1f7df28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2321e33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fo:language="nl" fo:country="NL" fo:font-weight="normal" officeooo:rsid="00fe7fca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70" style:family="text">
      <style:text-properties officeooo:rsid="027028eb"/>
    </style:style>
    <style:style style:name="T71" style:family="text">
      <style:text-properties officeooo:rsid="0289b300"/>
    </style:style>
    <style:style style:name="T72" style:family="text">
      <style:text-properties officeooo:rsid="028b5e62"/>
    </style:style>
    <style:style style:name="T73" style:family="text">
      <style:text-properties officeooo:rsid="028d51ca"/>
    </style:style>
    <style:style style:name="T74" style:family="text">
      <style:text-properties officeooo:rsid="025d598d"/>
    </style:style>
    <style:style style:name="T75" style:family="text">
      <style:text-properties fo:font-size="10pt" officeooo:rsid="025d598d" style:font-size-asian="10pt" style:font-size-complex="10pt"/>
    </style:style>
    <style:style style:name="T76" style:family="text">
      <style:text-properties officeooo:rsid="0267de5b"/>
    </style:style>
    <style:style style:name="T77" style:family="text">
      <style:text-properties officeooo:rsid="0286637d"/>
    </style:style>
    <style:style style:name="T78" style:family="text">
      <style:text-properties officeooo:rsid="02747497"/>
    </style:style>
    <style:style style:name="T79" style:family="text">
      <style:text-properties fo:font-size="10pt" officeooo:rsid="027341dd" style:font-size-asian="10pt" style:font-size-complex="10pt"/>
    </style:style>
    <style:style style:name="T80" style:family="text">
      <style:text-properties fo:font-size="10pt" officeooo:rsid="0274939b" style:font-size-asian="10pt" style:font-size-complex="10pt"/>
    </style:style>
    <style:style style:name="T81" style:family="text">
      <style:text-properties officeooo:rsid="0277d415"/>
    </style:style>
    <style:style style:name="T82" style:family="text">
      <style:text-properties fo:font-size="10pt" officeooo:rsid="027bb64c" style:font-size-asian="10pt" style:font-size-complex="10pt"/>
    </style:style>
    <style:style style:name="T83" style:family="text">
      <style:text-properties officeooo:rsid="0272d0c0"/>
    </style:style>
    <style:style style:name="T84" style:family="text">
      <style:text-properties officeooo:rsid="025e46cc"/>
    </style:style>
    <style:style style:name="T85" style:family="text">
      <style:text-properties fo:font-size="10pt" officeooo:rsid="025e46cc" style:font-size-asian="10pt" style:font-size-complex="10pt"/>
    </style:style>
    <style:style style:name="T86" style:family="text">
      <style:text-properties fo:color="#000000" loext:opacity="100%" style:text-line-through-style="none" style:text-line-through-type="none" fo:language="nl" fo:country="NL" fo:font-style="normal" style:text-underline-style="none" officeooo:rsid="0042511d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7" style:family="text">
      <style:text-properties fo:color="#000000" loext:opacity="100%" style:text-line-through-style="none" style:text-line-through-type="none" fo:language="nl" fo:country="NL" fo:font-style="normal" style:text-underline-style="none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8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31ef4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fo:language="nl" fo:country="NL" fo:font-style="normal" style:text-underline-style="none" officeooo:rsid="015ed82f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0" style:family="text">
      <style:text-properties fo:color="#000000" loext:opacity="100%" style:text-line-through-style="none" style:text-line-through-type="none" fo:language="nl" fo:country="NL" fo:font-style="normal" style:text-underline-style="none" officeooo:rsid="015dd0e8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1" style:family="text">
      <style:text-properties fo:color="#000000" loext:opacity="100%" style:text-line-through-style="none" style:text-line-through-type="none" fo:language="nl" fo:country="NL" fo:font-style="normal" style:text-underline-style="none" officeooo:rsid="00d3db2f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d3db2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80" loext:opacity="100%" style:text-line-through-style="none" style:text-line-through-type="none" style:font-name="Liberation Sans1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fo:language="nl" fo:country="NL" fo:font-style="normal" style:text-underline-style="none" officeooo:rsid="05ee0328" fo:background-color="transparent" loext:char-shading-value="0" style:font-size-asian="10pt" style:language-asian="nl" style:country-asian="NL" style:font-style-asian="normal" style:font-name-complex="Bitstream Vera Sans" style:font-size-complex="10pt" style:font-style-complex="normal"/>
    </style:style>
    <style:style style:name="T96" style:family="text">
      <style:text-properties style:text-line-through-style="none" style:text-line-through-type="none" style:font-name="Liberation Sans1" fo:font-size="12pt" fo:language="nl" fo:country="NL" fo:font-style="normal" style:text-underline-style="none" fo:font-weight="normal" officeooo:rsid="00bddfbe" fo:background-color="transparent" loext:char-shading-value="0" style:font-family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25f264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9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26d49cf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99" style:family="text">
      <style:text-properties fo:color="#000000" loext:opacity="100%" style:text-line-through-style="none" style:text-line-through-type="none" fo:language="nl" fo:country="NL" fo:font-weight="normal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0" style:family="text">
      <style:text-properties fo:color="#000000" loext:opacity="100%" style:text-line-through-style="none" style:text-line-through-type="none" fo:language="nl" fo:country="NL" fo:font-weight="normal" officeooo:rsid="01cd201b" style:font-name-asian="DejaVu Sans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01" style:family="text">
      <style:text-properties fo:color="#000000" loext:opacity="100%" style:text-line-through-style="none" style:text-line-through-type="none" fo:language="nl" fo:country="NL" fo:font-weight="normal" officeooo:rsid="0042511d" style:font-name-asian="DejaVu Sans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3" style:family="text">
      <style:text-properties style:text-line-through-style="none" style:text-line-through-type="none" style:font-name="Liberation Sans1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4" style:family="text">
      <style:text-properties style:text-line-through-style="none" style:text-line-through-type="none" style:font-name="Liberation Sans" fo:font-size="14pt" fo:language="nl" fo:country="NL" fo:font-style="normal" style:text-underline-style="none" fo:font-weight="normal" officeooo:rsid="028eb87e" fo:background-color="transparent" loext:char-shading-value="0" style:font-name-asian="Liberation Sans" style:font-size-asian="14pt" style:language-asian="nl" style:country-asian="NL" style:font-style-asian="normal" style:font-weight-asian="normal" style:font-name-complex="Liberation Sans" style:font-size-complex="14pt" style:font-style-complex="normal" style:font-weight-complex="normal"/>
    </style:style>
    <style:style style:name="T105" style:family="text">
      <style:text-properties style:text-line-through-style="none" style:text-line-through-type="none" style:font-name="Liberation Sans1" fo:font-size="12pt" fo:language="nl" fo:country="NL" fo:font-style="normal" style:text-underline-style="none" fo:font-weight="normal" officeooo:rsid="0062cf8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6" style:family="text">
      <style:text-properties style:text-line-through-style="none" style:text-line-through-type="none" style:font-name="Liberation Sans1" fo:font-size="12pt" fo:language="nl" fo:country="NL" fo:font-style="normal" style:text-underline-style="none" fo:font-weight="normal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7" style:family="text">
      <style:text-properties style:text-line-through-style="none" style:text-line-through-type="none" style:font-name="Liberation Sans1" fo:font-size="12pt" fo:language="nl" fo:country="NL" fo:font-style="normal" style:text-underline-style="none" fo:font-weight="normal" officeooo:rsid="0019502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8" style:family="text">
      <style:text-properties style:text-line-through-style="none" style:text-line-through-type="none" style:font-name="Liberation Sans1" fo:font-size="12pt" fo:language="nl" fo:country="NL" fo:font-style="normal" style:text-underline-style="none" fo:font-weight="normal" officeooo:rsid="008d28d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bddfbe" fo:background-color="transparent" loext:char-shading-value="0" style:font-family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8eb87e" fo:background-color="transparent" loext:char-shading-value="0" style:font-name-asian="Liberation Sans" style:font-size-asian="12pt" style:language-asian="nl" style:country-asian="NL" style:font-style-asian="normal" style:font-weight-asian="normal" style:font-name-complex="Liberation Sans" style:font-size-complex="12pt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aefd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1148b8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7a6068" fo:background-color="transparent" loext:char-shading-value="0" style:font-family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60b5cb" fo:background-color="transparent" loext:char-shading-value="0" style:font-family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55a8c1" fo:background-color="transparent" loext:char-shading-value="0" style:font-family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6" style:family="text">
      <style:text-properties officeooo:rsid="02986a98"/>
    </style:style>
    <style:style style:name="T117" style:family="text">
      <style:text-properties officeooo:rsid="02692193"/>
    </style:style>
    <style:style style:name="T11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60b72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7ef61c" fo:background-color="transparent" loext:char-shading-value="0" style:font-family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2ae7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fo:language="nl" fo:country="NL" fo:font-style="normal" style:text-underline-style="none" officeooo:rsid="002ae71c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12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02ae71c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12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13d34c2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124" style:family="text">
      <style:text-properties fo:color="#000000" loext:opacity="100%" style:text-line-through-style="none" style:text-line-through-type="none" fo:language="nl" fo:country="NL" fo:font-style="normal" fo:font-weight="normal" officeooo:rsid="00e4d1b8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fo:language="nl" fo:country="NL" fo:font-style="normal" fo:font-weight="normal" officeooo:rsid="002ae71c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fo:language="nl" fo:country="NL" fo:font-style="normal" fo:font-weight="normal" officeooo:rsid="0185636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fo:language="nl" fo:country="NL" fo:font-style="normal" fo:font-weight="normal" officeooo:rsid="00dd2a8a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fo:language="nl" fo:country="NL" fo:font-style="normal" fo:font-weight="normal" officeooo:rsid="00d9f467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fo:language="nl" fo:country="NL" fo:font-style="normal" fo:font-weight="normal" officeooo:rsid="00db79c1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30" style:family="text">
      <style:text-properties fo:color="#000000" loext:opacity="100%" style:text-line-through-style="none" style:text-line-through-type="none" fo:language="nl" fo:country="NL" fo:font-style="normal" fo:font-weight="normal" officeooo:rsid="01837118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31" style:family="text">
      <style:text-properties fo:color="#000000" loext:opacity="100%" style:text-line-through-style="none" style:text-line-through-type="none" fo:language="nl" fo:country="NL" fo:font-style="normal" fo:font-weight="normal" officeooo:rsid="0245e2ef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fo:language="nl" fo:country="NL" fo:font-style="normal" fo:font-weight="normal" officeooo:rsid="00db7f2d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fo:language="nl" fo:country="NL" fo:font-style="normal" fo:font-weight="normal" officeooo:rsid="00d9f467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fo:language="nl" fo:country="NL" fo:font-style="normal" fo:font-weight="normal" officeooo:rsid="00acdb5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style:font-name="Liberation Sans1" fo:font-size="12pt" fo:language="nl" fo:country="NL" fo:font-style="normal" fo:font-weight="normal" officeooo:rsid="00d9f467" fo:background-color="transparent" loext:char-shading-value="0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136" style:family="text">
      <style:text-properties fo:color="#000000" loext:opacity="100%" style:font-name="Liberation Sans1" fo:font-size="12pt" fo:language="nl" fo:country="NL" fo:font-style="normal" fo:font-weight="normal" officeooo:rsid="026b340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6b340d" fo:background-color="transparent" loext:char-shading-value="0" style:font-family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81690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19502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8d105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986a98" fo:background-color="transparent" loext:char-shading-value="0" style:font-family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9790fe" fo:background-color="transparent" loext:char-shading-value="0" style:font-family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3" style:family="text">
      <style:text-properties fo:color="#808080" loext:opacity="100%" style:font-name="Liberation Sans1" fo:font-size="12pt" fo:language="nl" fo:country="NL" fo:font-weight="bold" fo:background-color="transparent" loext:char-shading-value="0" style:font-size-asian="12pt" style:language-asian="nl" style:country-asian="NL" style:font-weight-asian="bold" style:font-name-complex="Bitstream Vera Sans" style:font-size-complex="12pt" style:font-weight-complex="bold"/>
    </style:style>
    <style:style style:name="T144" style:family="text">
      <style:text-properties fo:color="#000000" loext:opacity="100%" style:text-line-through-style="none" style:text-line-through-type="none" style:font-name="Liberation Sans1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5" style:family="text">
      <style:text-properties fo:color="#000000" loext:opacity="100%" style:text-line-through-style="none" style:text-line-through-type="none" style:font-name="Liberation Sans1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6" style:family="text">
      <style:text-properties fo:color="#000000" loext:opacity="100%" style:text-line-through-style="none" style:text-line-through-type="none" style:font-name="Liberation Sans1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7" style:family="text">
      <style:text-properties fo:color="#000000" loext:opacity="100%" style:text-line-through-style="none" style:text-line-through-type="none" style:font-name="Liberation Sans1" fo:font-size="12pt" fo:language="nl" fo:country="NL" style:text-underline-style="none" fo:font-weight="normal" officeooo:rsid="01e5d74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91ec0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182a33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0" style:family="text">
      <style:text-properties style:text-line-through-style="none" style:text-line-through-type="none" style:font-name="Liberation Sans1" fo:language="nl" fo:country="NL" fo:font-style="normal" style:text-underline-style="none" fo:font-weight="normal" officeooo:rsid="01cca9f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1" style:family="text">
      <style:text-properties style:text-line-through-style="none" style:text-line-through-type="none" style:font-name="Liberation Sans1" fo:language="nl" fo:country="NL" fo:font-style="normal" style:text-underline-style="none" fo:font-weight="normal" officeooo:rsid="038c274c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2" style:family="text">
      <style:text-properties style:text-line-through-style="none" style:text-line-through-type="none" style:font-name="Liberation Sans1" fo:language="nl" fo:country="NL" fo:font-style="normal" style:text-underline-style="none" fo:font-weight="normal" officeooo:rsid="021e3a08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3" style:family="text">
      <style:text-properties fo:font-variant="normal" fo:text-transform="none" style:text-line-through-style="none" style:text-line-through-type="none" style:font-name="Liberation Sans1" fo:letter-spacing="normal" fo:language="nl" fo:country="NL" fo:font-style="normal" style:text-underline-style="none" fo:font-weight="normal" officeooo:rsid="10b08863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4" style:family="text">
      <style:text-properties style:text-line-through-style="none" style:text-line-through-type="none" style:font-name="Liberation Sans1" fo:language="nl" fo:country="NL" fo:font-style="normal" style:text-underline-style="none" fo:font-weight="normal" officeooo:rsid="022ab15a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5" style:family="text">
      <style:text-properties fo:font-variant="normal" fo:text-transform="none" style:text-line-through-style="none" style:text-line-through-type="none" style:font-name="Liberation Sans1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6" style:family="text">
      <style:text-properties officeooo:rsid="01e96954"/>
    </style:style>
    <style:style style:name="T157" style:family="text">
      <style:text-properties officeooo:rsid="0119bd75"/>
    </style:style>
    <style:style style:name="T158" style:family="text">
      <style:text-properties fo:font-weight="normal" officeooo:rsid="00172dcf" style:font-weight-asian="normal" style:font-weight-complex="normal"/>
    </style:style>
    <style:style style:name="T159" style:family="text">
      <style:text-properties officeooo:rsid="00172dcf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fo:font-family="OpenSymbol" style:font-style-name="Regular" style:font-charset="x-symbol"/>
      </text:list-level-style-bullet>
      <text:list-level-style-bullet text:level="3" text:style-name="Bullet_20_Symbols" loext:num-list-format="%3%" text:bullet-char="">
        <style:list-level-properties text:space-before="1cm" text:min-label-width="0.6cm"/>
        <style:text-properties fo:font-family="OpenSymbol" style:font-style-name="Regular" style:font-charset="x-symbol"/>
      </text:list-level-style-bullet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Ubuntu" text:name="Distro"/>
        <text:user-field-decl office:value-type="string" office:string-value="22.04 LTS" text:name="Version"/>
      </text:user-field-decls>
      <text:p text:style-name="P1"><text:span text:style-name="T1">C</text:span><text:span text:style-name="T2">hecklist voor </text:span><text:span text:style-name="T1">het</text:span><text:span text:style-name="T2"> </text:span><text:span text:style-name="T3">overzetten</text:span><text:span text:style-name="T2"> van Windows </text:span><text:span text:style-name="T4">Desktop </text:span><text:span text:style-name="T2">naar </text:span><text:span text:style-name="T5">Linux </text:span><text:span text:style-name="T4">Desktop </text:span><text:span text:style-name="T5">(</text:span><text:span text:style-name="T6">bijvoorbeeld Debian of Rocky Linux</text:span><text:span text:style-name="T7">)</text:span><text:span text:style-name="T2">.</text:span></text:p>
      <text:p text:style-name="P2"/>
      <text:p text:style-name="P3"><text:span text:style-name="Strong_20_Emphasis"><text:span text:style-name="T8"/></text:span></text:p>
      <text:list text:style-name="L1">
        <text:list-item>
          <text:p text:style-name="P4"><text:span text:style-name="T9">Back-up maken</text:span></text:p>
        </text:list-item>
      </text:list>
      <text:p text:style-name="P5"/>
      <table:table table:name="Tabel6" table:style-name="Tabel6">
        <table:table-column table:style-name="Tabel6.A"/>
        <table:table-column table:style-name="Tabel6.B"/>
        <table:table-row table:style-name="Tabel6.1">
          <table:table-cell table:style-name="Tabel6.A1" office:value-type="string">
            <text:p text:style-name="P6"/>
          </table:table-cell>
          <table:table-cell table:style-name="Tabel6.A1" office:value-type="string">
            <text:p text:style-name="P7">Voorbereiden</text:p>
          </table:table-cell>
        </table:table-row>
        <table:table-row table:style-name="Tabel6.1">
          <table:table-cell table:style-name="Tabel6.A1" office:value-type="string">
            <text:p text:style-name="P8"><text:span text:style-name="Strong_20_Emphasis"><text:span text:style-name="T10">☐</text:span></text:span></text:p>
          </table:table-cell>
          <table:table-cell table:style-name="Tabel6.A1" office:value-type="string">
            <text:p text:style-name="P9">Verzame<text:span text:style-name="T11">l</text:span> <text:span text:style-name="T12">computernaam en </text:span>gebruikersnamen, zie pagina <text:span text:style-name="T13">4</text:span>.</text:p>
          </table:table-cell>
        </table:table-row>
        <table:table-row table:style-name="Tabel6.1">
          <table:table-cell table:style-name="Tabel6.A1" office:value-type="string">
            <text:p text:style-name="P10"><text:span text:style-name="Strong_20_Emphasis"><text:span text:style-name="T10">☐</text:span></text:span></text:p>
          </table:table-cell>
          <table:table-cell table:style-name="Tabel6.A1" office:value-type="string">
            <text:p text:style-name="P11"><text:span text:style-name="T14">Verzamel </text:span><text:span text:style-name="Emphasis"><text:span text:style-name="T15">per gebruiker</text:span></text:span><text:span text:style-name="T16"> </text:span><text:span text:style-name="T14">E-mailadressen </text:span><text:span text:style-name="T17">en</text:span><text:span text:style-name="T14"> mailserver</text:span><text:span text:style-name="T17">adressen</text:span><text:span text:style-name="T14"> inclusief gebruikersnamen en wachtwoorden, zie pagina </text:span><text:span text:style-name="T18">4</text:span><text:span text:style-name="T14">.</text:span></text:p>
          </table:table-cell>
        </table:table-row>
      </table:table>
      <table:table table:name="1._Migratie_voorbereiden" table:style-name="_31_._5f_Migratie_5f_voorbereiden">
        <table:table-column table:style-name="_31_._5f_Migratie_5f_voorbereiden.A"/>
        <table:table-column table:style-name="_31_._5f_Migratie_5f_voorbereiden.B"/>
        <table:table-row table:style-name="_31_._5f_Migratie_5f_voorbereiden.1">
          <table:table-cell table:style-name="_31_._5f_Migratie_5f_voorbereiden.A1" office:value-type="string">
            <text:p text:style-name="P12"/>
          </table:table-cell>
          <table:table-cell table:style-name="_31_._5f_Migratie_5f_voorbereiden.A1" office:value-type="string">
            <text:p text:style-name="P13"/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8"><text:span text:style-name="Strong_20_Emphasis"><text:span text:style-name="T10">☐</text:span></text:span></text:p>
          </table:table-cell>
          <table:table-cell table:style-name="_31_._5f_Migratie_5f_voorbereiden.A1" office:value-type="string">
            <text:p text:style-name="P13">Op Windows</text:p>
          </table:table-cell>
        </table:table-row>
        <table:table-row table:style-name="_31_._5f_Migratie_5f_voorbereiden.3">
          <table:table-cell table:style-name="_31_._5f_Migratie_5f_voorbereiden.A1" office:value-type="string">
            <text:p text:style-name="P14"/>
          </table:table-cell>
          <table:table-cell table:style-name="_31_._5f_Migratie_5f_voorbereiden.A1" office:value-type="string">
            <text:p text:style-name="P15">Z<text:span text:style-name="T19">et </text:span><text:span text:style-name="T20">een </text:span><text:span text:style-name="T21">eventuele virusscanner </text:span><text:span text:style-name="T22">uit</text:span><text:span text:style-name="T21">, </text:span><text:span text:style-name="T23">want dat </text:span><text:span text:style-name="T19">vertraagt </text:span><text:span text:style-name="T24">het maken van </text:span><text:span text:style-name="T19">de back-up</text:span><text:span text:style-name="T25">.</text:span></text:p>
          </table:table-cell>
        </table:table-row>
        <table:table-row table:style-name="_31_._5f_Migratie_5f_voorbereiden.3">
          <table:table-cell table:style-name="_31_._5f_Migratie_5f_voorbereiden.A1" office:value-type="string">
            <text:p text:style-name="P10"><text:span text:style-name="Strong_20_Emphasis"><text:span text:style-name="T10">☐</text:span></text:span></text:p>
          </table:table-cell>
          <table:table-cell table:style-name="_31_._5f_Migratie_5f_voorbereiden.A1" office:value-type="string">
            <text:p text:style-name="P16"><text:span text:style-name="T26">K</text:span><text:span text:style-name="T27">opi</text:span><text:span text:style-name="T26">eer</text:span><text:span text:style-name="T27"> </text:span><text:span text:style-name="Emphasis"><text:span text:style-name="T28">per gebruiker </text:span></text:span><text:span text:style-name="T29">C:\Gebruikers\&lt;Gebruikersnaam&gt; </text:span><text:span text:style-name="T27">naar een externe harddisk</text:span><text:span text:style-name="T30">.<text:line-break/></text:span><text:span text:style-name="T31">Gebr. 1-4</text:span><text:span text:style-name="T30"><text:line-break/></text:span><text:span text:style-name="Strong_20_Emphasis"><text:span text:style-name="T32">☐ ☐ ☐ ☐</text:span></text:span></text:p>
          </table:table-cell>
        </table:table-row>
      </table:table>
      <table:table table:name="Tabel5" table:style-name="Tabel5">
        <table:table-column table:style-name="Tabel5.A"/>
        <table:table-column table:style-name="Tabel5.B"/>
        <table:table-row table:style-name="Tabel5.1">
          <table:table-cell table:style-name="Tabel5.A1" office:value-type="string">
            <text:p text:style-name="P17"/>
          </table:table-cell>
          <table:table-cell table:style-name="Tabel5.A1" office:value-type="string">
            <text:p text:style-name="P18"/>
          </table:table-cell>
        </table:table-row>
        <table:table-row table:style-name="Tabel5.1">
          <table:table-cell table:style-name="Tabel5.A1" office:value-type="string">
            <text:p text:style-name="P17"/>
          </table:table-cell>
          <table:table-cell table:style-name="Tabel5.A1" office:value-type="string">
            <text:p text:style-name="P18"><text:span text:style-name="T33">Op Linux, Windows zonder BitLocker-stationsversleuteling</text:span><text:line-break/><text:span text:style-name="T34">Configuratiescherm &gt; Systeem en beveiliging &gt; BitLocker-stationsversleuteling &gt; "Schijf" &gt; BitLocker uitschakelen</text:span></text:p>
          </table:table-cell>
        </table:table-row>
        <table:table-row table:style-name="Tabel5.1">
          <table:table-cell table:style-name="Tabel5.A1" office:value-type="string">
            <text:p text:style-name="P10"><text:span text:style-name="Strong_20_Emphasis"><text:span text:style-name="T10">☐</text:span></text:span></text:p>
          </table:table-cell>
          <table:table-cell table:style-name="Tabel5.A1" office:value-type="string">
            <text:p text:style-name="P19"><text:span text:style-name="T35">Start de computer op vanaf</text:span><text:span text:style-name="T35"><text:note text:id="ftn1" text:note-class="footnote"><text:note-citation>1</text:note-citation><text:note-body><text:p text:style-name="P20"><text:span text:style-name="T36">B</text:span><text:span text:style-name="T37">ootmenu/</text:span><text:span text:style-name="T36">S</text:span><text:span text:style-name="T37">etup</text:span><text:span text:style-name="T38"> via </text:span><text:span text:style-name="T39">é</text:span><text:span text:style-name="T40">é</text:span><text:span text:style-name="T36">n van d</text:span><text:span text:style-name="T41">e </text:span><text:span text:style-name="T42">v</text:span><text:span text:style-name="T43">eelgebruikte toetsen: </text:span><text:span text:style-name="T44">Esc</text:span><text:span text:style-name="T45">, </text:span><text:span text:style-name="T44">Delete</text:span><text:span text:style-name="T45">, </text:span><text:span text:style-name="T44">F1</text:span><text:span text:style-name="T45">, </text:span><text:span text:style-name="T44">F2</text:span><text:span text:style-name="T45">, </text:span><text:span text:style-name="T44">F9</text:span><text:span text:style-name="T45">, </text:span><text:span text:style-name="T44">F10</text:span><text:span text:style-name="T45">, </text:span><text:span text:style-name="T44">F11</text:span><text:span text:style-name="T45">, or </text:span><text:span text:style-name="T44">F12</text:span></text:p></text:note-body></text:note></text:span><text:span text:style-name="T35"> </text:span><text:span text:style-name="T46">een</text:span><text:span text:style-name="T47"> </text:span><text:span text:style-name="T48">L</text:span><text:span text:style-name="T49">ive</text:span><text:span text:style-name="T49"><text:note text:id="ftn2" text:note-class="footnote"><text:note-citation>2</text:note-citation><text:note-body><text:p text:style-name="P21"><text:span text:style-name="T50">Vanaf ee</text:span>n <text:span text:style-name="T51">L</text:span>ive <text:span text:style-name="T52">USB</text:span><text:span text:style-name="T53">-stick</text:span><text:span text:style-name="T54"> </text:span>kunt <text:span text:style-name="T50">u opstarten en</text:span> <text:span text:style-name="T55">met </text:span><text:span text:style-name="T56">Linux</text:span><text:span text:style-name="Strong_20_Emphasis"><text:span text:style-name="T57"> </text:span></text:span>werken zonder enige bestanden op de harde schijf te wijzigen en maakt ook installatie van <text:span text:style-name="T58">Linux</text:span><text:span text:style-name="T57"> </text:span>mogelijk.</text:p></text:note-body></text:note></text:span><text:span text:style-name="T49"> </text:span><text:span text:style-name="T59">USB</text:span><text:span text:style-name="T60">-stick</text:span><text:span text:style-name="T60"><text:note text:id="ftn3" text:note-class="footnote"><text:note-citation>3</text:note-citation><text:note-body><text:p text:style-name="P22"><text:span text:style-name="T61">Z</text:span><text:span text:style-name="T62">ie Checklist installatie ...</text:span></text:p></text:note-body></text:note></text:span><text:span text:style-name="T47">, </text:span><text:span text:style-name="T63">zoals </text:span><text:span text:style-name="T64">Debian</text:span><text:span text:style-name="T65"> </text:span><text:span text:style-name="T66">of Rocky Linux</text:span><text:span text:style-name="T67"> </text:span><text:span text:style-name="T49">Desktop/</text:span><text:span text:style-name="T68">Workstation</text:span></text:p>
          </table:table-cell>
        </table:table-row>
        <table:table-row table:style-name="Tabel5.4">
          <table:table-cell table:style-name="Tabel5.A1" office:value-type="string">
            <text:p text:style-name="P10"><text:span text:style-name="Strong_20_Emphasis"><text:span text:style-name="T10">☐</text:span></text:span></text:p>
          </table:table-cell>
          <table:table-cell table:style-name="Tabel5.A1" office:value-type="string">
            <text:p text:style-name="P16"><text:span text:style-name="T26">K</text:span><text:span text:style-name="T27">opi</text:span><text:span text:style-name="T26">eer</text:span><text:span text:style-name="T27"> </text:span><text:span text:style-name="Emphasis"><text:span text:style-name="T28">per gebruiker </text:span></text:span><text:span text:style-name="T29">C:\Gebruikers\&lt;Gebruikersnaam&gt; </text:span><text:span text:style-name="T27">naar een externe harddisk</text:span><text:span text:style-name="T30">.<text:line-break/></text:span><text:span text:style-name="T31">Gebr. 1-4</text:span><text:span text:style-name="T30"><text:line-break/></text:span><text:span text:style-name="Strong_20_Emphasis"><text:span text:style-name="T32">☐ ☐ ☐ ☐</text:span></text:span></text:p>
          </table:table-cell>
        </table:table-row>
      </table:table>
      <text:p text:style-name="P17"><text:span text:style-name="Emphasis"><text:span text:style-name="T69"/></text:span></text:p>
      <text:p text:style-name="P23"><text:tab/></text:p>
      <table:table table:name="Tabel3" table:style-name="Tabel3">
        <table:table-column table:style-name="Tabel3.A"/>
        <table:table-column table:style-name="Tabel3.B"/>
        <table:table-row>
          <table:table-cell table:style-name="Tabel3.A1" table:number-columns-spanned="2" office:value-type="string">
            <text:p text:style-name="P24">Browser-app migratie <text:span text:style-name="T70">van Windows naar Linux</text:span></text:p>
          </table:table-cell>
          <table:covered-table-cell/>
        </table:table-row>
        <table:table-row>
          <table:table-cell table:style-name="Tabel3.A2" office:value-type="string">
            <text:p text:style-name="P25"><text:span text:style-name="T71">Op </text:span>Windows <text:span text:style-name="T72">in </text:span><text:span text:style-name="T73">gebruik</text:span></text:p>
          </table:table-cell>
          <table:table-cell table:style-name="Tabel3.B2" office:value-type="string">
            <text:p text:style-name="P25">Linux <text:span text:style-name="T71">vervanger</text:span></text:p>
          </table:table-cell>
        </table:table-row>
        <table:table-row>
          <table:table-cell table:style-name="Tabel3.A2" office:value-type="string">
            <text:p text:style-name="P26">Microsoft Edge <text:span text:style-name="T74">(export Favorieten)<text:line-break/></text:span><text:span text:style-name="T75">C:\Gebruikers\&lt;Gebruikersnaam&gt;\AppData\Local\Microsoft\Edge\User Data\Default</text:span></text:p>
          </table:table-cell>
          <table:table-cell table:style-name="Tabel3.B2" office:value-type="string">
            <text:p text:style-name="P27">Microsoft Edge <text:span text:style-name="T74">(import Favorieten)<text:line-break/></text:span><text:span text:style-name="T75">/home/&lt;Gebruikersnaam&gt;/.config/microsoft-edge/</text:span></text:p>
          </table:table-cell>
        </table:table-row>
        <table:table-row>
          <table:table-cell table:style-name="Tabel3.A2" office:value-type="string">
            <text:p text:style-name="P28">Mozilla Firefox <text:span text:style-name="T74">(export </text:span><text:span text:style-name="T76">Bladwijzers</text:span><text:span text:style-name="T74">), </text:span><text:span text:style-name="T77">zie </text:span><text:span text:style-name="User_20_Entry"><text:span text:style-name="T78">about:profiles</text:span></text:span><text:span text:style-name="T78">:</text:span><text:span text:style-name="T74"><text:line-break/></text:span><text:span text:style-name="T79">C:\Gebruikers\</text:span><text:span text:style-name="T75">&lt;Gebruikersnaam&gt;</text:span><text:span text:style-name="T79">\AppData\Roaming\M</text:span><text:span text:style-name="T80">o</text:span><text:span text:style-name="T79">zilla\Firefox\Profiles\</text:span></text:p>
          </table:table-cell>
          <table:table-cell table:style-name="Tabel3.B2" office:value-type="string">
            <text:p text:style-name="P29">Mozilla Firefox <text:span text:style-name="T74">(import </text:span><text:span text:style-name="T76">Bladwijzers</text:span><text:span text:style-name="T74">), </text:span><text:span text:style-name="T77">zie</text:span><text:span text:style-name="T81"> </text:span><text:span text:style-name="User_20_Entry"><text:span text:style-name="T78">about:profiles</text:span></text:span><text:span text:style-name="T78">:</text:span><text:span text:style-name="T74"><text:line-break/></text:span><text:span text:style-name="T75">/home/&lt;Gebruikersnaam&gt;/.mozilla/firefox/</text:span></text:p>
          </table:table-cell>
        </table:table-row>
        <table:table-row>
          <table:table-cell table:style-name="Tabel3.A2" office:value-type="string">
            <text:p text:style-name="P30">Google Chrome <text:span text:style-name="T74">(export </text:span><text:span text:style-name="T76">Bookmarks</text:span><text:span text:style-name="T74">)<text:line-break/></text:span><text:span text:style-name="T75">C:\Gebruikers\&lt;gebruikersnaam&gt;\AppData\Local\Google\Chrome\User Data</text:span><text:span text:style-name="T82">\</text:span></text:p>
          </table:table-cell>
          <table:table-cell table:style-name="Tabel3.B2" office:value-type="string">
            <text:p text:style-name="P30">Google Chrome <text:span text:style-name="T74">(import </text:span><text:span text:style-name="T76">Bookmarks</text:span><text:span text:style-name="T74">)<text:line-break/></text:span><text:span text:style-name="T75">/home/&lt;Gebruikersnaam&gt;/.config/google-chrome/</text:span></text:p>
          </table:table-cell>
        </table:table-row>
      </table:table>
      <text:p text:style-name="P31"/>
      <text:p text:style-name="P31"><text:tab/></text:p>
      <table:table table:name="Tabel4" table:style-name="Tabel4">
        <table:table-column table:style-name="Tabel4.A"/>
        <table:table-column table:style-name="Tabel4.B"/>
        <table:table-row>
          <table:table-cell table:style-name="Tabel4.A1" table:number-columns-spanned="2" office:value-type="string">
            <text:p text:style-name="P32">Mail-app migratie <text:span text:style-name="T70">van Windows naar Linux</text:span></text:p>
          </table:table-cell>
          <table:covered-table-cell/>
        </table:table-row>
        <table:table-row>
          <table:table-cell table:style-name="Tabel4.A2" office:value-type="string">
            <text:p text:style-name="P25"><text:span text:style-name="T71">Op </text:span>Windows <text:span text:style-name="T71">in gebruik</text:span></text:p>
          </table:table-cell>
          <table:table-cell table:style-name="Tabel4.B2" office:value-type="string">
            <text:p text:style-name="P25">Linux <text:span text:style-name="T71">vervanger</text:span></text:p>
          </table:table-cell>
        </table:table-row>
        <table:table-row>
          <table:table-cell table:style-name="Tabel4.A2" office:value-type="string">
            <text:p text:style-name="P26">Microsoft Outlook (export PST/OST-<text:span text:style-name="T83">bestand</text:span>)</text:p>
          </table:table-cell>
          <table:table-cell table:style-name="Tabel4.B2" office:value-type="string">
            <text:p text:style-name="P26">Evolution (import PST/OST-<text:span text:style-name="T83">bestand</text:span>)</text:p>
          </table:table-cell>
        </table:table-row>
        <table:table-row>
          <table:table-cell table:style-name="Tabel4.A2" office:value-type="string">
            <text:p text:style-name="P33">Windows Mail (export <text:span text:style-name="T74">e-mails + </text:span><text:span text:style-name="T84">adresboek)<text:line-break/></text:span><text:span text:style-name="T85">C:\</text:span><text:span text:style-name="T79">Gebru</text:span><text:span text:style-name="T85">ikers\</text:span><text:span text:style-name="T75">&lt;Gebruikersnaam&gt;</text:span><text:span text:style-name="T85">\AppData\Local\Comms\Unistore\data</text:span></text:p>
          </table:table-cell>
          <table:table-cell table:style-name="Tabel4.B2" office:value-type="string">
            <text:p text:style-name="P34">Thunderbird (import <text:span text:style-name="T74">e-mails + </text:span><text:span text:style-name="T84">adresboek)<text:line-break/></text:span><text:span text:style-name="T85">/home/</text:span><text:span text:style-name="T75">&lt;Gebruikersnaam&gt;</text:span><text:span text:style-name="T85">/.thunderbird/</text:span></text:p>
          </table:table-cell>
        </table:table-row>
        <table:table-row>
          <table:table-cell table:style-name="Tabel4.A2" office:value-type="string">
            <text:p text:style-name="P35">Thunderbird (export <text:span text:style-name="T74">e-mails + </text:span><text:span text:style-name="T84">adresboek)<text:line-break/></text:span><text:span text:style-name="T85">C:\</text:span><text:span text:style-name="T79">Gebru</text:span><text:span text:style-name="T85">ikers\</text:span><text:span text:style-name="T75">&lt;Gebruikersnaam&gt;</text:span><text:span text:style-name="T85">\AppData\Roaming\Thunderbird\Profiles</text:span></text:p>
          </table:table-cell>
          <table:table-cell table:style-name="Tabel4.B2" office:value-type="string">
            <text:p text:style-name="P35">Thunderbird (import <text:span text:style-name="T74">e-mails + </text:span><text:span text:style-name="T84">adresboek)<text:line-break/></text:span><text:span text:style-name="T85">/home/</text:span><text:span text:style-name="T75">&lt;Gebruikersnaam&gt;</text:span><text:span text:style-name="T85">/.thunderbird/</text:span></text:p>
          </table:table-cell>
        </table:table-row>
        <table:table-row>
          <table:table-cell table:style-name="Tabel4.A2" office:value-type="string">
            <text:p text:style-name="P26">Webmail</text:p>
          </table:table-cell>
          <table:table-cell table:style-name="Tabel4.B2" office:value-type="string">
            <text:p text:style-name="P26">Webmail</text:p>
          </table:table-cell>
        </table:table-row>
      </table:table>
      <text:p text:style-name="P31"/>
      <text:p text:style-name="P31"/>
      <text:list text:continue-numbering="true" text:style-name="L1">
        <text:list-item>
          <text:p text:style-name="P36"><text:span text:style-name="Strong_20_Emphasis"><text:span text:style-name="T86">Linux </text:span></text:span><text:span text:style-name="Strong_20_Emphasis"><text:span text:style-name="T87">installeren</text:span></text:span></text:p>
        </text:list-item>
      </text:list>
      <text:p text:style-name="P37"/>
      <table:table table:name="2._Ubuntu_installeren" table:style-name="_32_._5f_Ubuntu_5f_installeren">
        <table:table-column table:style-name="_32_._5f_Ubuntu_5f_installeren.A"/>
        <table:table-column table:style-name="_32_._5f_Ubuntu_5f_installeren.B"/>
        <table:table-row table:style-name="_32_._5f_Ubuntu_5f_installeren.1">
          <table:table-cell table:style-name="_32_._5f_Ubuntu_5f_installeren.A1" office:value-type="string">
            <text:p text:style-name="P8"><text:span text:style-name="Strong_20_Emphasis"><text:span text:style-name="T10">☐</text:span></text:span></text:p>
          </table:table-cell>
          <table:table-cell table:style-name="_32_._5f_Ubuntu_5f_installeren.A1" office:value-type="string">
            <text:p text:style-name="P38"><text:span text:style-name="T25">Installeer </text:span><text:span text:style-name="T88">Linux </text:span><text:span text:style-name="T25">volgens de </text:span><text:span text:style-name="Strong_20_Emphasis"><text:span text:style-name="T89">Checklist</text:span></text:span><text:span text:style-name="Strong_20_Emphasis"><text:span text:style-name="T90"> i</text:span></text:span><text:span text:style-name="Strong_20_Emphasis"><text:span text:style-name="T91">nstallatie</text:span></text:span><text:span text:style-name="T92"><text:note text:id="ftn4" text:note-class="footnote"><text:note-citation>1</text:note-citation><text:note-body><text:p text:style-name="P39">Checklist installatie is te vinden op <text:a xlink:type="simple" xlink:href="https://karelzimmer.nl/" text:style-name="Internet_20_link" text:visited-style-name="Visited_20_Internet_20_Link"><text:span text:style-name="T93">karelzimmer.nl</text:span></text:a><text:span text:style-name="T94">, onder </text:span><text:span text:style-name="Sterk_20_accent_20_voetnoot"><text:span text:style-name="T95">Linux</text:span></text:span><text:span text:style-name="T94">.</text:span></text:p></text:note-body></text:note></text:span><text:span text:style-name="T92">.</text:span></text:p>
          </table:table-cell>
        </table:table-row>
      </table:table>
      <text:p text:style-name="P40"><text:span text:style-name="Strong_20_Emphasis"><text:span text:style-name="T96"><text:tab/></text:span></text:span></text:p>
      <text:list text:continue-numbering="true" text:style-name="L1">
        <text:list-item>
          <text:p text:style-name="P41"><text:soft-page-break/><text:span text:style-name="Strong_20_Emphasis"><text:span text:style-name="T97">Back-up </text:span></text:span><text:span text:style-name="Strong_20_Emphasis"><text:span text:style-name="T98">t</text:span></text:span><text:span text:style-name="Strong_20_Emphasis"><text:span text:style-name="T97">erugzetten</text:span></text:span><text:span text:style-name="Emphasis"><text:span text:style-name="T99"> (</text:span></text:span><text:span text:style-name="Emphasis"><text:span text:style-name="T100">op</text:span></text:span><text:span text:style-name="Emphasis"><text:span text:style-name="T99"> </text:span></text:span><text:span text:style-name="Emphasis"><text:span text:style-name="T101">Linux</text:span></text:span><text:span text:style-name="Emphasis"><text:span text:style-name="T99">)</text:span></text:span><text:span text:style-name="Strong_20_Emphasis"><text:span text:style-name="T102"><text:line-break/></text:span></text:span></text:p>
          <text:p text:style-name="P42"><text:span text:style-name="Emphasis">De handelingen in dit hoofdstuk dienen per gebruiker te worden uitgevoerd.</text:span></text:p>
          <text:p text:style-name="P42"><text:span text:style-name="Emphasis"/></text:p>
          <text:p text:style-name="P43">Gebr. 1-4</text:p>
        </text:list-item>
      </text:list>
      <text:p text:style-name="P44"><text:span text:style-name="T96"><text:tab/></text:span><text:span text:style-name="Strong_20_Emphasis"><text:span text:style-name="T103">☐ ☐ ☐ ☐</text:span></text:span><text:span text:style-name="T104"><text:tab/></text:span><text:span text:style-name="T105">Zorg dat er geen </text:span><text:span text:style-name="T106">Internetverbinding </text:span><text:span text:style-name="T105">is, zodat er geen nieuwe </text:span><text:span text:style-name="T107">e-</text:span><text:span text:style-name="T105">mails </text:span><text:span text:style-name="T108">kunnen </text:span><text:span text:style-name="T107">binnen</text:span><text:span text:style-name="T105">komen.</text:span></text:p>
      <text:p text:style-name="P45"><text:span text:style-name="T109"><text:tab/></text:span><text:span text:style-name="Strong_20_Emphasis"><text:span text:style-name="T32">☐ ☐ ☐ ☐<text:tab/></text:span></text:span><text:span text:style-name="T102">Koppel de externe harddisk aan.</text:span></text:p>
      <text:p text:style-name="P46"><text:span text:style-name="T109"><text:tab/></text:span><text:span text:style-name="Strong_20_Emphasis"><text:span text:style-name="T32">☐ ☐ ☐ ☐</text:span></text:span><text:span text:style-name="T110"><text:tab/></text:span><text:span text:style-name="T102">Kopieer </text:span><text:span text:style-name="T111">Mijn documenten, </text:span><text:span text:style-name="T112">etc</text:span><text:span text:style-name="T102">.</text:span></text:p>
      <text:p text:style-name="P45"><text:span text:style-name="T109"><text:tab/></text:span><text:span text:style-name="Strong_20_Emphasis"><text:span text:style-name="T32">☐ ☐ ☐ ☐</text:span></text:span><text:span text:style-name="T109"><text:tab/></text:span><text:span text:style-name="T113">Kopieer browser</text:span><text:span text:style-name="T114">-app </text:span><text:span text:style-name="T113">profielbestanden</text:span><text:span text:style-name="T115"><text:note text:id="ftn5" text:note-class="footnote"><text:note-citation>1</text:note-citation><text:note-body><text:p text:style-name="P47">Zie <text:span text:style-name="T116">d</text:span>e tabel “Browser-app migratie van Windows naar Linux” op het vo<text:span text:style-name="T117">rige</text:span> blad.</text:p></text:note-body></text:note></text:span><text:span text:style-name="T118">.</text:span></text:p>
      <text:p text:style-name="P45"><text:span text:style-name="T109"><text:tab/></text:span><text:span text:style-name="Strong_20_Emphasis"><text:span text:style-name="T32">☐ ☐ ☐ ☐</text:span></text:span><text:span text:style-name="T109"><text:tab/></text:span><text:span text:style-name="T113">Kopieer </text:span><text:span text:style-name="T119">mail</text:span><text:span text:style-name="T114">-app </text:span><text:span text:style-name="T113">profielbestanden</text:span><text:span text:style-name="T115"><text:note text:id="ftn6" text:note-class="footnote"><text:note-citation>2</text:note-citation><text:note-body><text:p text:style-name="P47">Zie de tabel “<text:span text:style-name="T117">Mai</text:span><text:span text:style-name="T70">l</text:span>-app migratie van Windows naar Linux” op het vo<text:span text:style-name="T117">rige</text:span> blad.</text:p></text:note-body></text:note></text:span><text:span text:style-name="T115">.</text:span></text:p>
      <text:p text:style-name="P45"><text:span text:style-name="T109"><text:tab/></text:span><text:span text:style-name="Strong_20_Emphasis"><text:span text:style-name="T32">☐ ☐ ☐ ☐</text:span></text:span><text:span text:style-name="T109"><text:tab/></text:span><text:span text:style-name="T120">Verwijder overbodige Windows-bestanden via </text:span><text:span text:style-name="Strong_20_Emphasis"><text:span text:style-name="T121">Terminalvenster</text:span></text:span><text:span text:style-name="T122"> </text:span><text:span text:style-name="T123">en de volgende opdrachtregel:<text:line-break/></text:span></text:p>
      <text:list text:continue-numbering="true" text:style-name="L1">
        <text:list-header>
          <text:p text:style-name="P48"><text:span text:style-name="User_20_Entry"><text:span text:style-name="T124">f</text:span></text:span><text:span text:style-name="User_20_Entry"><text:span text:style-name="T125">ind </text:span></text:span><text:span text:style-name="User_20_Entry"><text:span text:style-name="T124">$HOME</text:span></text:span><text:span text:style-name="User_20_Entry"><text:span text:style-name="T125"> -type f -</text:span></text:span><text:span text:style-name="User_20_Entry"><text:span text:style-name="T126">i</text:span></text:span><text:span text:style-name="User_20_Entry"><text:span text:style-name="T125">name </text:span></text:span><text:span text:style-name="User_20_Entry"><text:span text:style-name="T127">d</text:span></text:span><text:span text:style-name="User_20_Entry"><text:span text:style-name="T125">esktop.ini -</text:span></text:span><text:span text:style-name="User_20_Entry"><text:span text:style-name="T128">d</text:span></text:span><text:span text:style-name="User_20_Entry"><text:span text:style-name="T129">e</text:span></text:span><text:span text:style-name="User_20_Entry"><text:span text:style-name="T128">lete </text:span></text:span><text:span text:style-name="User_20_Entry"><text:span text:style-name="T130">-or </text:span></text:span><text:span text:style-name="User_20_Entry"><text:span text:style-name="T125">-type f -</text:span></text:span><text:span text:style-name="User_20_Entry"><text:span text:style-name="T131">i</text:span></text:span><text:span text:style-name="User_20_Entry"><text:span text:style-name="T125">name </text:span></text:span><text:span text:style-name="User_20_Entry"><text:span text:style-name="T131">t</text:span></text:span><text:span text:style-name="User_20_Entry"><text:span text:style-name="T125">humbs.db -</text:span></text:span><text:span text:style-name="User_20_Entry"><text:span text:style-name="T128">delete -</text:span></text:span><text:span text:style-name="User_20_Entry"><text:span text:style-name="T130">or </text:span></text:span><text:span text:style-name="User_20_Entry"><text:span text:style-name="T125">-type f -name '*.</text:span></text:span><text:span text:style-name="User_20_Entry"><text:span text:style-name="T132">lnk'</text:span></text:span><text:span text:style-name="User_20_Entry"><text:span text:style-name="T133"> -delete -or </text:span></text:span><text:span text:style-name="User_20_Entry"><text:span text:style-name="T125">-type f -</text:span></text:span><text:span text:style-name="User_20_Entry"><text:span text:style-name="T126">i</text:span></text:span><text:span text:style-name="User_20_Entry"><text:span text:style-name="T125">name '*.</text:span></text:span><text:span text:style-name="User_20_Entry"><text:span text:style-name="T134">exe'</text:span></text:span><text:span text:style-name="User_20_Entry"><text:span text:style-name="T125"> -</text:span></text:span><text:span text:style-name="User_20_Entry"><text:span text:style-name="T128">delete -</text:span></text:span><text:span text:style-name="User_20_Entry"><text:span text:style-name="T133">or </text:span></text:span><text:span text:style-name="User_20_Entry"><text:span text:style-name="T125">-type f -</text:span></text:span><text:span text:style-name="User_20_Entry"><text:span text:style-name="T131">name '~*' -delete</text:span></text:span><text:span text:style-name="User_20_Entry"><text:span text:style-name="T135"><text:line-break/></text:span></text:span></text:p>
        </text:list-header>
      </text:list>
      <text:p text:style-name="P49"><text:span text:style-name="Strong_20_Emphasis"><text:tab/></text:span><text:span text:style-name="Strong_20_Emphasis"><text:span text:style-name="T136">Gebr. 1-4</text:span></text:span></text:p>
      <text:p text:style-name="P45"><text:span text:style-name="Strong_20_Emphasis"><text:span text:style-name="T137"><text:tab/></text:span></text:span><text:span text:style-name="Strong_20_Emphasis"><text:span text:style-name="T32">☐ ☐ ☐ ☐</text:span></text:span><text:span text:style-name="Strong_20_Emphasis"><text:span text:style-name="T110"><text:tab/></text:span></text:span><text:span text:style-name="T102">Maak verbinding met het Internet, zodat er </text:span><text:span text:style-name="T138">weer</text:span><text:span text:style-name="T102"> nieuwe </text:span><text:span text:style-name="T139">e-</text:span><text:span text:style-name="T102">mails</text:span><text:span text:style-name="T140"> </text:span><text:span text:style-name="T139">binnen</text:span><text:span text:style-name="T102"> </text:span><text:span text:style-name="T140">kunnen </text:span><text:span text:style-name="T102">komen.</text:span></text:p>
      <text:list text:style-name="L2">
        <text:list-header>
          <text:p text:style-name="P50"><text:span text:style-name="T109"><text:tab/></text:span><text:span text:style-name="Strong_20_Emphasis"><text:span text:style-name="T32">☐ ☐ ☐ ☐</text:span></text:span><text:span text:style-name="T109"><text:tab/></text:span><text:span text:style-name="T141">S</text:span><text:span text:style-name="T141">t</text:span><text:span text:style-name="T141">a</text:span><text:span text:style-name="T141">r</text:span><text:span text:style-name="T141">t </text:span><text:span text:style-name="T141">d</text:span><text:span text:style-name="T141">e </text:span><text:span text:style-name="T141">b</text:span><text:span text:style-name="T141">r</text:span><text:span text:style-name="T141">o</text:span><text:span text:style-name="T141">w</text:span><text:span text:style-name="T141">s</text:span><text:span text:style-name="T141">e</text:span><text:span text:style-name="T141">r-</text:span><text:span text:style-name="T141">a</text:span><text:span text:style-name="T141">p</text:span><text:span text:style-name="T141">p </text:span><text:span text:style-name="T141">e</text:span><text:span text:style-name="T141">n </text:span><text:span text:style-name="T141">c</text:span><text:span text:style-name="T142">o</text:span><text:span text:style-name="T142">n</text:span><text:span text:style-name="T142">t</text:span><text:span text:style-name="T142">r</text:span><text:span text:style-name="T142">o</text:span><text:span text:style-name="T142">l</text:span><text:span text:style-name="T142">e</text:span><text:span text:style-name="T142">e</text:span><text:span text:style-name="T142">r </text:span><text:span text:style-name="T142">d</text:span><text:span text:style-name="T142">e </text:span><text:span text:style-name="T142">w</text:span><text:span text:style-name="T142">e</text:span><text:span text:style-name="T142">r</text:span><text:span text:style-name="T142">k</text:span><text:span text:style-name="T142">i</text:span><text:span text:style-name="T142">n</text:span><text:span text:style-name="T142">g</text:span><text:span text:style-name="T115">.</text:span></text:p>
          <text:p text:style-name="P51"><text:span text:style-name="T109"><text:tab/></text:span><text:span text:style-name="Strong_20_Emphasis"><text:span text:style-name="T32">☐ ☐ ☐ ☐</text:span></text:span><text:span text:style-name="T109"><text:tab/></text:span><text:span text:style-name="T141">Start de </text:span><text:span text:style-name="T141">m</text:span><text:span text:style-name="T141">a</text:span><text:span text:style-name="T141">i</text:span><text:span text:style-name="T141">l</text:span><text:span text:style-name="T141">-app en c</text:span><text:span text:style-name="T142">ontroleer de werking</text:span><text:span text:style-name="T115">.</text:span></text:p>
          <text:p text:style-name="P50"><text:span text:style-name="T109"/></text:p>
          <text:p text:style-name="P52"><text:span text:style-name="T143"><text:line-break/><text:tab/></text:span><text:span text:style-name="T144">E</text:span><text:span text:style-name="T145">inde c</text:span><text:span text:style-name="T146">hecklist, </text:span><text:span text:style-name="T147">het overzetten</text:span><text:span text:style-name="T148"> </text:span><text:span text:style-name="T149">is </text:span><text:span text:style-name="T148">voltooid.</text:span></text:p>
        </text:list-header>
      </text:list>
      <text:p text:style-name="P53"/>
      <text:list text:continue-numbering="true" text:style-name="L2">
        <text:list-item>
          <text:list>
            <text:list-header>
              <text:p text:style-name="P54"><text:span text:style-name="T150">Geschreven door </text:span><text:a xlink:type="simple" xlink:href="mailto:info@karelzimmer.nl?subject=Checklist%20installatie%20Linux" text:style-name="Internet_20_link" text:visited-style-name="Visited_20_Internet_20_Link"><text:span text:style-name="T151">Karel Zimmer</text:span></text:a><text:span text:style-name="T152">.</text:span></text:p>
              <text:p text:style-name="P55"><text:span text:style-name="T153">Licentie </text:span><text:span text:style-name="T152">C</text:span><text:span text:style-name="T154">C0</text:span><text:span text:style-name="T152"> 1.0 </text:span><text:span text:style-name="T155"><draw:a xlink:type="simple" xlink:href="https://creativecommons.org/publicdomain/zero/1.0/deed.nl"><draw:frame draw:style-name="fr1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text:span text:style-name="T155"><text:s/></text:span><text:span text:style-name="T155"><draw:a xlink:type="simple" xlink:href="https://creativecommons.org/publicdomain/zero/1.0/deed.nl"><draw:frame draw:style-name="fr2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text:span text:style-name="T155">.</text:span></text:p>
            </text:list-header>
          </text:list>
        </text:list-item>
      </text:list>
      <table:table table:name="Tabel1" table:style-name="Tabel1">
        <table:table-column table:style-name="Tabel1.A"/>
        <table:table-column table:style-name="Tabel1.B"/>
        <table:table-column table:style-name="Tabel1.C"/>
        <table:table-column table:style-name="Tabel1.D"/>
        <table:table-column table:style-name="Tabel1.E"/>
        <table:table-column table:style-name="Tabel1.F"/>
        <table:table-column table:style-name="Tabel1.G"/>
        <table:table-row table:style-name="Tabel1.1">
          <table:table-cell table:style-name="Tabel1.A1" table:number-rows-spanned="2" office:value-type="string">
            <text:p text:style-name="P56">Gebr.#</text:p>
            <text:p text:style-name="P57"/>
          </table:table-cell>
          <table:table-cell table:style-name="Tabel1.A1" table:number-rows-spanned="2" office:value-type="string">
            <text:p text:style-name="P58">Gebruiker</text:p>
            <text:p text:style-name="P59">(bijv. Jan <text:span text:style-name="T156">Jansen</text:span>)</text:p>
          </table:table-cell>
          <table:table-cell table:style-name="Tabel1.A1" table:number-rows-spanned="2" office:value-type="string">
            <text:p text:style-name="P58">Gebruikersnaam</text:p>
            <text:p text:style-name="P59">(bijv. jan)</text:p>
          </table:table-cell>
          <table:table-cell table:style-name="Tabel1.D1" table:number-rows-spanned="2" office:value-type="string">
            <text:p text:style-name="P60">Wachtwoord</text:p>
            <text:p text:style-name="P61"/>
          </table:table-cell>
          <table:table-cell table:style-name="Tabel1.E1" office:value-type="string">
            <text:p text:style-name="P62"/>
          </table:table-cell>
          <table:table-cell table:style-name="Tabel1.F1" office:value-type="string">
            <text:p text:style-name="P63">BIOS-wachtwoord</text:p>
          </table:table-cell>
          <table:table-cell table:style-name="Tabel1.G1" office:value-type="string">
            <text:p text:style-name="P64"/>
          </table:table-cell>
        </table:table-row>
        <table:table-row table:style-name="Tabel1.2">
          <table:covered-table-cell table:style-name="Tabel1.A1"/>
          <table:covered-table-cell table:style-name="Tabel1.A1"/>
          <table:covered-table-cell table:style-name="Tabel1.A1"/>
          <table:covered-table-cell table:style-name="Tabel1.D1"/>
          <table:table-cell table:style-name="Tabel1.E1" office:value-type="string">
            <text:p text:style-name="P62"/>
          </table:table-cell>
          <table:table-cell table:style-name="Tabel1.F2" office:value-type="string">
            <text:p text:style-name="P65">Wifi-netwerknaam</text:p>
          </table:table-cell>
          <table:table-cell table:style-name="Tabel1.G2" office:value-type="string">
            <text:p text:style-name="P64"/>
          </table:table-cell>
        </table:table-row>
        <table:table-row table:style-name="Tabel1.3">
          <table:table-cell table:style-name="Tabel1.A3" office:value-type="string">
            <text:p text:style-name="P66">1</text:p>
          </table:table-cell>
          <table:table-cell table:style-name="Tabel1.A3" office:value-type="string">
            <text:p text:style-name="P58"/>
          </table:table-cell>
          <table:table-cell table:style-name="Tabel1.A3" office:value-type="string">
            <text:p text:style-name="P64"/>
          </table:table-cell>
          <table:table-cell table:style-name="Tabel1.D3" office:value-type="string">
            <text:p text:style-name="P64"/>
          </table:table-cell>
          <table:table-cell table:style-name="Tabel1.E1" office:value-type="string">
            <text:p text:style-name="P62"/>
          </table:table-cell>
          <table:table-cell table:style-name="Tabel1.F2" office:value-type="string">
            <text:p text:style-name="P67">Netwerksleutel</text:p>
          </table:table-cell>
          <table:table-cell table:style-name="Tabel1.G2" office:value-type="string">
            <text:p text:style-name="P64"/>
          </table:table-cell>
        </table:table-row>
        <table:table-row table:style-name="Tabel1.4">
          <table:table-cell table:style-name="Tabel1.A3" office:value-type="string">
            <text:p text:style-name="P66">2</text:p>
          </table:table-cell>
          <table:table-cell table:style-name="Tabel1.A3" office:value-type="string">
            <text:p text:style-name="P64"/>
          </table:table-cell>
          <table:table-cell table:style-name="Tabel1.A3" office:value-type="string">
            <text:p text:style-name="P64"/>
          </table:table-cell>
          <table:table-cell table:style-name="Tabel1.D3" office:value-type="string">
            <text:p text:style-name="P64"/>
          </table:table-cell>
          <table:table-cell table:style-name="Tabel1.E1" office:value-type="string">
            <text:p text:style-name="P62"/>
          </table:table-cell>
          <table:table-cell table:style-name="Tabel1.F2" office:value-type="string">
            <text:p text:style-name="P68">Router IP#</text:p>
          </table:table-cell>
          <table:table-cell table:style-name="Tabel1.G2" office:value-type="string">
            <text:p text:style-name="P64"/>
          </table:table-cell>
        </table:table-row>
        <table:table-row table:style-name="Tabel1.5">
          <table:table-cell table:style-name="Tabel1.A3" office:value-type="string">
            <text:p text:style-name="P69">3</text:p>
          </table:table-cell>
          <table:table-cell table:style-name="Tabel1.A3" office:value-type="string">
            <text:p text:style-name="P64"/>
          </table:table-cell>
          <table:table-cell table:style-name="Tabel1.A3" office:value-type="string">
            <text:p text:style-name="P64"/>
          </table:table-cell>
          <table:table-cell table:style-name="Tabel1.D3" office:value-type="string">
            <text:p text:style-name="P64"/>
          </table:table-cell>
          <table:table-cell table:style-name="Tabel1.E1" office:value-type="string">
            <text:p text:style-name="P62"/>
          </table:table-cell>
          <table:table-cell table:style-name="Tabel1.F2" office:value-type="string">
            <text:p text:style-name="P68">Router gebr.nm/ww</text:p>
          </table:table-cell>
          <table:table-cell table:style-name="Tabel1.G2" office:value-type="string">
            <text:p text:style-name="P64"/>
          </table:table-cell>
        </table:table-row>
        <table:table-row table:style-name="Tabel1.6">
          <table:table-cell table:style-name="Tabel1.A3" office:value-type="string">
            <text:p text:style-name="P69">4</text:p>
          </table:table-cell>
          <table:table-cell table:style-name="Tabel1.A3" office:value-type="string">
            <text:p text:style-name="P64"/>
          </table:table-cell>
          <table:table-cell table:style-name="Tabel1.A3" office:value-type="string">
            <text:p text:style-name="P64"/>
          </table:table-cell>
          <table:table-cell table:style-name="Tabel1.D3" office:value-type="string">
            <text:p text:style-name="P64"/>
          </table:table-cell>
          <table:table-cell table:style-name="Tabel1.E1" office:value-type="string">
            <text:p text:style-name="P62"/>
          </table:table-cell>
          <table:table-cell table:style-name="Tabel1.F2" office:value-type="string">
            <text:p text:style-name="P70">TeamViewer ID</text:p>
          </table:table-cell>
          <table:table-cell table:style-name="Tabel1.G2" office:value-type="string">
            <text:p text:style-name="P64"/>
          </table:table-cell>
        </table:table-row>
      </table:table>
      <text:p text:style-name="Standard"/>
      <table:table table:name="Tabel2" table:style-name="Tabel2">
        <table:table-column table:style-name="Tabel2.A"/>
        <table:table-column table:style-name="Tabel2.B"/>
        <table:table-column table:style-name="Tabel2.C"/>
        <table:table-column table:style-name="Tabel2.D"/>
        <table:table-column table:style-name="Tabel2.E"/>
        <table:table-column table:style-name="Tabel2.F"/>
        <table:table-column table:style-name="Tabel2.G"/>
        <table:table-row table:style-name="Tabel2.1">
          <table:table-cell table:style-name="Tabel2.A1" office:value-type="string">
            <text:p text:style-name="P71">Gebr.<text:span text:style-name="T157">#</text:span></text:p>
          </table:table-cell>
          <table:table-cell table:style-name="Tabel2.A1" office:value-type="string">
            <text:p text:style-name="P72">E-mailnaam</text:p>
          </table:table-cell>
          <table:table-cell table:style-name="Tabel2.A1" office:value-type="string">
            <text:p text:style-name="P72">E-mailadres</text:p>
          </table:table-cell>
          <table:table-cell table:style-name="Tabel2.A1" office:value-type="string">
            <text:p text:style-name="P73">Gebruikersnaam</text:p>
          </table:table-cell>
          <table:table-cell table:style-name="Tabel2.A1" office:value-type="string">
            <text:p text:style-name="P74">Wachtwoord</text:p>
          </table:table-cell>
          <table:table-cell table:style-name="Tabel2.A1" office:value-type="string">
            <text:p text:style-name="P74"><text:span text:style-name="T158">Inkomende</text:span><text:span text:style-name="T159"> </text:span>mailserver</text:p>
          </table:table-cell>
          <table:table-cell table:style-name="Tabel2.G1" office:value-type="string">
            <text:p text:style-name="P75"><text:span text:style-name="T159">Uitgaande </text:span>mailserver</text:p>
          </table:table-cell>
        </table:table-row>
        <table:table-row table:style-name="Tabel2.2">
          <table:table-cell table:style-name="Tabel2.A2" office:value-type="string">
            <text:p text:style-name="P76"/>
          </table:table-cell>
          <table:table-cell table:style-name="Tabel2.A2" office:value-type="string">
            <text:p text:style-name="P77"/>
          </table:table-cell>
          <table:table-cell table:style-name="Tabel2.A2" office:value-type="string">
            <text:p text:style-name="P78"/>
          </table:table-cell>
          <table:table-cell table:style-name="Tabel2.A2" office:value-type="string">
            <text:p text:style-name="P79"/>
          </table:table-cell>
          <table:table-cell table:style-name="Tabel2.A2" office:value-type="string">
            <text:p text:style-name="P79"/>
          </table:table-cell>
          <table:table-cell table:style-name="Tabel2.A2" office:value-type="string">
            <text:p text:style-name="P79"/>
          </table:table-cell>
          <table:table-cell table:style-name="Tabel2.G2" office:value-type="string">
            <text:p text:style-name="P79"/>
          </table:table-cell>
        </table:table-row>
        <table:table-row table:style-name="Tabel2.3">
          <table:table-cell table:style-name="Tabel2.A3" office:value-type="string">
            <text:p text:style-name="P76"/>
          </table:table-cell>
          <table:table-cell table:style-name="Tabel2.A3" office:value-type="string">
            <text:p text:style-name="P77"/>
          </table:table-cell>
          <table:table-cell table:style-name="Tabel2.A3" office:value-type="string">
            <text:p text:style-name="P78"/>
          </table:table-cell>
          <table:table-cell table:style-name="Tabel2.A3" office:value-type="string">
            <text:p text:style-name="P79"/>
          </table:table-cell>
          <table:table-cell table:style-name="Tabel2.A3" office:value-type="string">
            <text:p text:style-name="P79"/>
          </table:table-cell>
          <table:table-cell table:style-name="Tabel2.A3" office:value-type="string">
            <text:p text:style-name="P79"/>
          </table:table-cell>
          <table:table-cell table:style-name="Tabel2.G3" office:value-type="string">
            <text:p text:style-name="P79"/>
          </table:table-cell>
        </table:table-row>
        <table:table-row table:style-name="Tabel2.4">
          <table:table-cell table:style-name="Tabel2.A3" office:value-type="string">
            <text:p text:style-name="P76"/>
          </table:table-cell>
          <table:table-cell table:style-name="Tabel2.A3" office:value-type="string">
            <text:p text:style-name="P77"/>
          </table:table-cell>
          <table:table-cell table:style-name="Tabel2.A3" office:value-type="string">
            <text:p text:style-name="P78"/>
          </table:table-cell>
          <table:table-cell table:style-name="Tabel2.A3" office:value-type="string">
            <text:p text:style-name="P79"/>
          </table:table-cell>
          <table:table-cell table:style-name="Tabel2.A3" office:value-type="string">
            <text:p text:style-name="P79"/>
          </table:table-cell>
          <table:table-cell table:style-name="Tabel2.A3" office:value-type="string">
            <text:p text:style-name="P79"/>
          </table:table-cell>
          <table:table-cell table:style-name="Tabel2.G3" office:value-type="string">
            <text:p text:style-name="P79"/>
          </table:table-cell>
        </table:table-row>
        <table:table-row table:style-name="Tabel2.5">
          <table:table-cell table:style-name="Tabel2.A3" office:value-type="string">
            <text:p text:style-name="P76"/>
          </table:table-cell>
          <table:table-cell table:style-name="Tabel2.A3" office:value-type="string">
            <text:p text:style-name="P77"/>
          </table:table-cell>
          <table:table-cell table:style-name="Tabel2.A3" office:value-type="string">
            <text:p text:style-name="P78"/>
          </table:table-cell>
          <table:table-cell table:style-name="Tabel2.A3" office:value-type="string">
            <text:p text:style-name="P79"/>
          </table:table-cell>
          <table:table-cell table:style-name="Tabel2.A3" office:value-type="string">
            <text:p text:style-name="P79"/>
          </table:table-cell>
          <table:table-cell table:style-name="Tabel2.A3" office:value-type="string">
            <text:p text:style-name="P79"/>
          </table:table-cell>
          <table:table-cell table:style-name="Tabel2.G3" office:value-type="string">
            <text:p text:style-name="P79"/>
          </table:table-cell>
        </table:table-row>
        <table:table-row table:style-name="Tabel2.5">
          <table:table-cell table:style-name="Tabel2.A3" office:value-type="string">
            <text:p text:style-name="P76"/>
          </table:table-cell>
          <table:table-cell table:style-name="Tabel2.A3" office:value-type="string">
            <text:p text:style-name="P77"/>
          </table:table-cell>
          <table:table-cell table:style-name="Tabel2.A3" office:value-type="string">
            <text:p text:style-name="P78"/>
          </table:table-cell>
          <table:table-cell table:style-name="Tabel2.A3" office:value-type="string">
            <text:p text:style-name="P79"/>
          </table:table-cell>
          <table:table-cell table:style-name="Tabel2.A3" office:value-type="string">
            <text:p text:style-name="P79"/>
          </table:table-cell>
          <table:table-cell table:style-name="Tabel2.A3" office:value-type="string">
            <text:p text:style-name="P79"/>
          </table:table-cell>
          <table:table-cell table:style-name="Tabel2.G3" office:value-type="string">
            <text:p text:style-name="P79"/>
          </table:table-cell>
        </table:table-row>
      </table:table>
      <text:p text:style-name="P8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adornments="Standaard" style:font-family-generic="modern" style:font-pitch="fixed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ans2" svg:font-family="'Liberation Sans'" style:font-adornments="Cursief" style:font-family-generic="swiss" style:font-pitch="variable"/>
    <style:font-face style:name="Liberation Sans3" svg:font-family="'Liberation Sans'" style:font-adornments="Standaard" style:font-family-generic="swiss" style:font-pitch="variable"/>
    <style:font-face style:name="Liberation Sans4" svg:font-family="'Liberation Sans'" style:font-adornments="Vet" style:font-family-generic="swiss" style:font-pitch="variable"/>
    <style:font-face style:name="Liberation Sans5" svg:font-family="'Liberation Sans'" style:font-adornments="Vet cursief" style:font-family-generic="swiss" style:font-pitch="variable"/>
    <style:font-face style:name="Lucida Sans Unicode" svg:font-family="'Lucida Sans Unicode'" style:font-pitch="variable"/>
    <style:font-face style:name="StarSymbol" svg:font-family="StarSymbol" style:font-charset="x-symbol"/>
    <style:font-face style:name="StarSymbol1" svg:font-family="StarSymbol, 'Arial Unicode MS'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 style:font-pitch="variable"/>
    <style:font-face style:name="Ubuntu1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nl" fo:country="NL" style:font-name-asian="Arial Unicode MS" style:font-size-asian="12pt" style:language-asian="nl" style:country-asian="NL" style:font-name-complex="Tahoma1" style:font-size-complex="12pt" style:language-complex="nl" style:country-complex="NL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9cm" style:writing-mode="lr-tb"/>
      <style:text-properties style:use-window-font-color="true" loext:opacity="0%" style:font-name="Times New Roman" fo:font-size="12pt" fo:language="nl" fo:country="NL" style:font-name-asian="Arial Unicode MS" style:font-size-asian="12pt" style:language-asian="nl" style:country-asian="NL" style:font-name-complex="Tahoma1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fo:hyphenation-keep="auto" loext:hyphenation-keep-type="column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3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1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3" fo:font-family="'Liberation Sans'" style:font-style-name="Standaard" style:font-family-generic="swiss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3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1" fo:font-family="'Courier New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Courier New1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kst_20_zonder_20_opmaak" style:display-name="Tekst zonder opmaak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Heading_20_1" style:display-name="Heading 1" style:family="paragraph" style:parent-style-name="Heading" style:next-style-name="Text_20_body" style:default-outline-level="1" style:class="chapter">
      <style:text-properties style:font-name="Times New Roman" fo:font-family="'Times New Roman'" style:font-family-generic="roman" style:font-pitch="variable" fo:font-size="24pt" fo:font-weight="bold" style:font-name-asian="DejaVu Sans1" style:font-family-asian="'DejaVu Sans'" style:font-family-generic-asian="system" style:font-pitch-asian="variable" style:font-size-asian="24pt" style:font-weight-asian="bold" style:font-name-complex="DejaVu Sans1" style:font-family-complex="'DejaVu Sans'" style:font-family-generic-complex="system" style:font-pitch-complex="variable" style:font-size-complex="24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1" fo:font-family="Ubuntu" style:font-style-name="Standaard" style:font-pitch="variable" fo:font-size="12pt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3" fo:font-family="'Liberation Sans'" style:font-style-name="Standaard" style:font-family-generic="swiss" style:font-pitch="variable" fo:font-size="12pt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WW-Absatz-Standardschriftart" style:family="text"/>
    <style:style style:name="WW-Opsommingstekens" style:family="text">
      <style:text-properties style:font-name="StarSymbol1" fo:font-family="StarSymbol, 'Arial Unicode MS'" style:font-charset="x-symbol" fo:font-size="9pt" style:font-name-asian="StarSymbol1" style:font-family-asian="StarSymbol, 'Arial Unicode MS'" style:font-charset-asian="x-symbol" style:font-size-asian="9pt" style:font-name-complex="StarSymbol1" style:font-family-complex="StarSymbol, 'Arial Unicode MS'" style:font-charset-complex="x-symbol" style:font-size-complex="9pt"/>
    </style:style>
    <style:style style:name="WW-Standaardalinea-lettertype" style:family="text"/>
    <style:style style:name="WW-Opsommingstekens1" style:family="text"/>
    <style:style style:name="User_20_Entry" style:display-name="User Entry" style:family="text">
      <style:text-properties style:font-name="Liberation Mono" fo:font-family="'Liberation Mono'" style:font-style-name="Standaard" style:font-family-generic="modern" style:font-pitch="fixed" fo:font-size="11pt" style:text-underline-style="none" fo:background-color="#e6e6ff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style:font-name="Liberation Sans2" fo:font-family="'Liberation Sans'" style:font-style-name="Cursief" style:font-family-generic="swiss" style:font-pitch="variable" fo:font-size="12pt" fo:font-style="italic" style:text-underline-style="none" fo:background-color="transparent" style:font-style-asian="italic" style:font-style-complex="italic" loext:shadow="none"/>
    </style:style>
    <style:style style:name="Strong_20_Emphasis" style:display-name="Strong Emphasis" style:family="text">
      <style:text-properties style:font-name="Liberation Sans4" fo:font-family="'Liberation Sans'" style:font-style-name="Vet" style:font-family-generic="swiss" style:font-pitch="variable" fo:font-size="12pt" fo:font-weight="bold" style:font-weight-asian="bold" style:font-weight-complex="bold"/>
    </style:style>
    <style:style style:name="Definition" style:family="text">
      <style:text-properties fo:color="#000000" loext:opacity="100%" style:font-name="Liberation Sans5" fo:font-family="'Liberation Sans'" style:font-style-name="Vet cursief" style:font-family-generic="swiss" style:font-pitch="variable" fo:font-size="11pt" fo:font-style="italic" fo:font-weight="bold"/>
    </style:style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style:font-name="Ubuntu1" fo:font-family="Ubuntu" style:font-style-name="Standaard" style:font-pitch="variable" fo:font-size="12pt" fo:font-style="normal" style:font-style-asian="italic" style:font-style-complex="italic" loext:padding="0cm" loext:border="0.99pt solid #000000" loext:shadow="none"/>
    </style:style>
    <style:style style:name="Endnote_20_anchor" style:display-name="Endnote anchor" style:family="text">
      <style:text-properties style:text-position="super 58%"/>
    </style:style>
    <style:style style:name="Sterk_20_accent_20_voetnoot" style:display-name="Sterk accent voetnoot" style:family="text" style:parent-style-name="Strong_20_Emphasis">
      <style:text-properties fo:font-size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4" number:language="nl" number:country="NL">
      <number:year number:style="long"/>
    </number:date-style>
    <number:date-style style:name="N20119" number:language="en" number:country="GB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</style:style>
    <style:style style:name="MP2" style:family="paragraph" style:parent-style-name="Footer">
      <style:paragraph-properties fo:padding-left="0cm" fo:padding-right="0cm" fo:padding-top="0cm" fo:padding-bottom="0.071cm" fo:border-left="none" fo:border-right="none" fo:border-top="none" fo:border-bottom="0.06pt solid #000000"/>
      <style:text-properties style:font-name="Bitstream Vera Sans" fo:font-size="10pt" style:font-size-asian="10pt" style:font-size-complex="10pt"/>
    </style:style>
    <style:style style:name="MP3" style:family="paragraph" style:parent-style-name="Footer">
      <style:paragraph-properties fo:text-align="start" style:justify-single-word="false"/>
    </style:style>
    <style:style style:name="MP4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  <style:text-properties officeooo:paragraph-rsid="00cf6ccb"/>
    </style:style>
    <style:style style:name="MT1" style:family="text">
      <style:text-properties fo:language="nl" fo:country="NL" style:language-asian="nl" style:country-asian="NL"/>
    </style:style>
    <style:style style:name="MT2" style:family="text">
      <style:text-properties fo:color="#000000" loext:opacity="100%" style:text-line-through-style="none" style:text-line-through-type="none" style:font-name="Ubuntu" fo:font-size="11pt" fo:language="nl" fo:country="NL" fo:font-style="normal" style:text-underline-style="none" fo:font-weight="normal" fo:background-color="transparent" loext:char-shading-value="0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MT3" style:family="text">
      <style:text-properties officeooo:rsid="014eeaf0"/>
    </style:style>
    <style:style style:name="MT4" style:family="text">
      <style:text-properties fo:language="nl" fo:country="NL" officeooo:rsid="014ea810" style:language-asian="nl" style:country-asian="NL"/>
    </style:style>
    <style:style style:name="MT5" style:family="text">
      <style:text-properties officeooo:rsid="014ea810"/>
    </style:style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true"/>
      </style:header-style>
      <style:footer-style>
        <style:header-footer-properties fo:min-height="0.998cm" fo:margin-left="0cm" fo:margin-right="0cm" fo:margin-top="0.499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false"/>
      </style:footer-style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file-name text:display="name-and-extension">Checklist-overzetten-Windows-Desktop-naar-Linux-Desktop.odt</text:file-name><text:tab/><text:tab/><text:tab/><text:tab/><text:tab/><text:tab/><text:tab/><text:tab/><text:tab/><text:tab/><text:tab/><text:tab/><text:tab/><text:date style:data-style-name="N36" text:date-value="2025-11-04T10:13:55.463952901">04-11-2025</text:date></text:p>
      </style:header>
      <style:footer>
        <text:p text:style-name="MP2"/>
        <text:p text:style-name="MP3"><text:span text:style-name="MT1">Karel Zimmer</text:span><text:tab/> <text:s text:c="25"/><text:span text:style-name="Strong_20_Emphasis"><text:span text:style-name="MT2"><text:tab/><text:tab/><text:tab/><text:tab/><text:tab/><text:tab/><text:tab/></text:span></text:span><text:tab/><text:tab/><text:tab/><text:tab/><text:tab/><text:span text:style-name="MT3">Pagina </text:span><text:page-number style:num-format="1" text:select-page="current">4</text:page-number><text:s/><text:span text:style-name="MT3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irst_20_Page" style:display-name="First Page" style:page-layout-name="Mpm4" draw:style-name="Mdp1" style:next-style-name="Standard">
      <style:header>
        <text:p text:style-name="MP4"><text:file-name text:display="name">Checklist-overzetten-Windows-Desktop-naar-Linux-Desktop</text:file-name><text:tab/><text:tab/><text:tab/><text:tab/><text:tab/><text:tab/><text:tab/><text:tab/><text:tab/><text:tab/><text:tab/><text:tab/><text:tab/><text:date style:data-style-name="N36" text:date-value="2025-11-04T10:13:55.465264250">04-11-2025</text:date></text:p>
      </style:header>
      <style:footer>
        <text:p text:style-name="Footer"><text:span text:style-name="MT1">Karel Zimmer<text:tab/><text:tab/><text:tab/><text:tab/><text:tab/><text:tab/><text:tab/><text:tab/><text:tab/><text:tab/><text:tab/><text:tab/><text:tab/></text:span><text:span text:style-name="MT4">Pagina </text:span><text:page-number style:num-format="1" text:select-page="current">1</text:page-number><text:s/><text:span text:style-name="MT5">van </text:span><text:page-count style:num-format="1">4</text:page-count></text:p>
      </style:footer>
    </style:master-page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3.2$Linux_X86_64 LibreOffice_project/520$Build-2</meta:generator>
    <dc:subject>Installatie PC software</dc:subject>
    <meta:initial-creator>Karel Zimmer</meta:initial-creator>
    <meta:creation-date>1995-11-21T17:41:00</meta:creation-date>
    <dc:date>2025-11-04T10:13:55.375536486</dc:date>
    <meta:print-date>2014-01-05T10:21:33.960023988</meta:print-date>
    <meta:keyword>Installatie</meta:keyword>
    <meta:keyword>Checklist</meta:keyword>
    <meta:keyword>Linux</meta:keyword>
    <meta:editing-cycles>2554</meta:editing-cycles>
    <meta:editing-duration>P5DT7H50M15S</meta:editing-duration>
    <meta:printed-by>Karel Zimmer</meta:printed-by>
    <dc:creator>Karel Zimmer</dc:creator>
    <meta:document-statistic meta:table-count="8" meta:image-count="2" meta:object-count="0" meta:page-count="4" meta:paragraph-count="93" meta:word-count="517" meta:character-count="4126" meta:non-whitespace-character-count="3609"/>
    <meta:user-defined meta:name="Info 1"/>
    <meta:user-defined meta:name="Info 2"/>
    <meta:user-defined meta:name="Info 3"/>
    <meta:user-defined meta:name="Info 4"/>
  </office:meta>
</office:document-meta>
</file>